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office:automatic-styles/>
  <office:body>
    <office:text>
      <text:p text:style-name="rststyle-title">SAIRD Manual and How-To</text:p>
      <text:section text:name="Section1" text:style-name="Sect1">
        <text:h text:outline-level="1" text:style-name="rststyle-heading1">Introduction</text:h>
        <text:p text:style-name="rststyle-textbody">Emerging drug resistance is a urgent problem in public health. In many common
diseases like influenza and tuberculosis, it is critical to record and share
resistance data so as to prepare interventions and appropriate clinical
treatments. SAIRD - the South American Influenza Resistance Database - is a
web-based system for tracking and comparing resistance data across a number of
reporting regions, allowing the saving and searching of resistance trends.</text:p>
      </text:section>
      <text:section text:name="Section2" text:style-name="Sect1">
        <text:h text:outline-level="1" text:style-name="rststyle-heading1">The SAIRD model &amp; concepts</text:h>
        <text:p text:style-name="rststyle-textbody">How SAIRD works, in a paragraph: <text:span text:style-name="rststyle-emphasis">Members</text:span> will enter and view <text:span text:style-name="rststyle-emphasis">susceptibility
reports</text:span> for specific <text:span text:style-name="rststyle-emphasis">countries</text:span>, <text:span text:style-name="rststyle-emphasis">seasons</text:span> and <text:span text:style-name="rststyle-emphasis">virus types</text:span>. These can be
compared against <text:span text:style-name="rststyle-emphasis">thresholds</text:span> (which are also specific for particular
countries, seasons and virus types). Special <text:span text:style-name="rststyle-emphasis">tools</text:span> are available to for
complicated searching, comparison and graphing of the data.</text:p>
        <text:p text:style-name="rststyle-textbody">In more detail:</text:p>
        <text:list text:style-name="rststyle-bulletlist">
          <text:list-item>
            <text:p text:style-name="rststyle-bulletitem">A <text:span text:style-name="rststyle-emphasis">country</text:span> is given geographical area or reporting region, with
associated members.</text:p>
          </text:list-item>
          <text:list-item>
            <text:p text:style-name="rststyle-bulletitem">A <text:span text:style-name="rststyle-emphasis">season</text:span> is a year-long period, that starts on a given day and continues
until that day on the following year.</text:p>
          </text:list-item>
          <text:list-item>
            <text:p text:style-name="rststyle-bulletitem">Users of SAIRD are grouped into several categories:</text:p>
            <text:list text:style-name="rststyle-blockquote-bulletlist">
              <text:list-item>
                <text:p text:style-name="rststyle-blockquote-bulletitem"><text:span text:style-name="rststyle-emphasis">Members</text:span> are associated with countries and cannot see data for other
countries:</text:p>
                <text:list text:style-name="rststyle-blockquote-bulletlist">
                  <text:list-item>
                    <text:p text:style-name="rststyle-blockquote-bulletitem"><text:span text:style-name="rststyle-emphasis">Readers</text:span>: can only see data for their country, but not add to or edit
it.</text:p>
                  </text:list-item>
                  <text:list-item>
                    <text:p text:style-name="rststyle-blockquote-bulletitem"><text:span text:style-name="rststyle-emphasis">Editors</text:span>: normal members, can add to or edit the data associated with
a country.</text:p>
                  </text:list-item>
                </text:list>
              </text:list-item>
              <text:list-item>
                <text:p text:style-name="rststyle-blockquote-bulletitem"><text:span text:style-name="rststyle-emphasis">Administrators</text:span>: special privileged users, can create, edit or
delete everything.</text:p>
              </text:list-item>
            </text:list>
          </text:list-item>
          <text:list-item>
            <text:p text:style-name="rststyle-bulletitem">The central records stored are <text:span text:style-name="rststyle-emphasis">susceptibility reports</text:span>. These report
an instance of observed resistance in a given <text:span text:style-name="rststyle-emphasis">season</text:span> and <text:span text:style-name="rststyle-emphasis">country</text:span>. This
is recorded as a measure of resistance against one or more <text:span text:style-name="rststyle-emphasis">drugs</text:span>,
<text:span text:style-name="rststyle-emphasis">sequence data</text:span> with <text:span text:style-name="rststyle-emphasis">mutations</text:span> and <text:span text:style-name="rststyle-emphasis">patient</text:span> information.</text:p>
          </text:list-item>
          <text:list-item>
            <text:p text:style-name="rststyle-bulletitem">Susceptibility reports are usefully compared to <text:span text:style-name="rststyle-emphasis">seasonal thresholds</text:span>. These
give minor and major limits for a given drug resistance found in a virus
type in a season and country.</text:p>
          </text:list-item>
        </text:list>
        <text:section text:name="Section3" text:style-name="Sect2">
          <text:h text:outline-level="2" text:style-name="rststyle-heading2">Conventions</text:h>
          <text:p text:style-name="rststyle-textbody">Subsections within the SAIRD site are given either as the name of the section
or as the relative url from the base of the site. For example:</text:p>
          <text:p text:style-name="rststyle-blockquote"><text:span text:style-name="rststyle-emphasis">Trials</text:span>
<text:span text:style-name="rststyle-inlineliteral">/trials/new</text:span></text:p>
          <text:p text:style-name="rststyle-textbody">Where a sequence of menus or choices must be followed, these are given as a
series of steps in italics. For example:</text:p>
          <text:p text:style-name="rststyle-blockquote"><text:span text:style-name="rststyle-inlineliteral">Home &gt; Seasons &gt; Add a season</text:span></text:p>
        </text:section>
      </text:section>
      <text:section text:name="Section4" text:style-name="Sect1">
        <text:h text:outline-level="1" text:style-name="rststyle-heading1">For users</text:h>
        <text:section text:name="Section5" text:style-name="Sect2">
          <text:h text:outline-level="2" text:style-name="rststyle-heading2">How do I join the site?</text:h>
          <text:p text:style-name="rststyle-textbody">You can create an account yourself, but:</text:p>
          <text:list text:style-name="rststyle-bulletlist">
            <text:list-item>
              <text:p text:style-name="rststyle-bulletitem">You won't be able to log in until have activated your account by clicking on
a link received in your email.</text:p>
            </text:list-item>
            <text:list-item>
              <text:p text:style-name="rststyle-bulletitem">Then your account won't be able to do or see anything until an administrator
associates you with a reporting country and gives you the appropriate
permissions.</text:p>
            </text:list-item>
          </text:list>
          <text:p text:style-name="rststyle-textbody">Note that if you have a Gravatar for the email
address you use, it will appear next to your name in the system.</text:p>
        </text:section>
        <text:section text:name="Section6" text:style-name="Sect2">
          <text:h text:outline-level="2" text:style-name="rststyle-heading2">How do I browse susceptibility reports &amp; seasonal thresholds?</text:h>
          <text:p text:style-name="rststyle-textbody">On the toolbar on the top of every page, there are links to these:</text:p>
          <text:p text:style-name="rststyle-blockquote"><text:span text:style-name="rststyle-emphasis">Susceptibility report</text:span>
<text:span text:style-name="rststyle-emphasis">Seasonal thresholds</text:span></text:p>
          <text:p text:style-name="rststyle-textbody">Click the appropriate one and you see a list or reports or thresholds. Note
that you normally only see those you have access to, i.e. those for countries
in which you are a member.</text:p>
          <text:p text:style-name="rststyle-textbody">Click on any of the listed items to go to the individual reports. Note that
in the report you can click on the linked season, country, virus type or
drug resistance to the detail pages for them.</text:p>
        </text:section>
        <text:section text:name="Section7" text:style-name="Sect2">
          <text:h text:outline-level="2" text:style-name="rststyle-heading2">How do I add a susceptibility report?</text:h>
          <text:p text:style-name="rststyle-textbody">On the list, or index page for susceptibility reports, click the <text:span text:style-name="rststyle-emphasis">New</text:span>
button. You'll be presented with a form to fill in, with required and
optional parts:</text:p>
          <text:list text:style-name="rststyle-bulletlist">
            <text:list-item>
              <text:p text:style-name="rststyle-bulletitem">A susceptibility report must have an name (usually the isolate involved),
a country, a virus type and a collection date.</text:p>
            </text:list-item>
            <text:list-item>
              <text:p text:style-name="rststyle-bulletitem">It may have zero or more susceptibility entries (a drug and a measured
resistance), a patient (with clinical data), and zero or more sequences
entries (being a gene and associated mutations). The <text:span text:style-name="rststyle-inlineliteral">+</text:span> and <text:span text:style-name="rststyle-inlineliteral">-</text:span>
buttons can be used increase the number of the entries, sequences and
mutations.</text:p>
            </text:list-item>
          </text:list>
          <text:p text:style-name="rststyle-textbody">After editing the form click <text:span text:style-name="rststyle-emphasis">Save</text:span>. (Or <text:span text:style-name="rststyle-emphasis">Cancel</text:span> to not create a new report.)
If there are no problems, you'll be taken to a page that shows the new report.
If there are any errors, you'll return to the editing page, with the problematic fields highlighted. (Errors could include entering the same
mutation multiple times, forgetting to choose a virus type, entering a
negative resistance value, etc.)</text:p>
          <text:p text:style-name="rststyle-textbody">You can create a susceptibility report and later add to or edit it. Go to
the index page for reports, click on the correct record to see it, then
click the <text:span text:style-name="rststyle-emphasis">Edit</text:span> button. You can change the value that are already there,
add entries and sequences and so on.</text:p>
          <text:p text:style-name="rststyle-textbody"><text:span text:style-name="rststyle-strong">Note:</text:span> There's a cosmetic bug here - susceptibility reports can have
a patient (i.e. one), but the form will allow you to create a second one.
However if you try and save the report with 2 or more patients, it will
raise an error.</text:p>
        </text:section>
        <text:section text:name="Section8" text:style-name="Sect2">
          <text:h text:outline-level="2" text:style-name="rststyle-heading2">How do I add a seasonal threshold?</text:h>
          <text:p text:style-name="rststyle-textbody">Seasonal thresholds are handled just like susceptibility reports: On the list, or index page for thresholds, click the <text:span text:style-name="rststyle-emphasis">New</text:span> button. Then fill in:</text:p>
          <text:list text:style-name="rststyle-bulletlist">
            <text:list-item>
              <text:p text:style-name="rststyle-bulletitem">A virus type, country and season.</text:p>
            </text:list-item>
            <text:list-item>
              <text:p text:style-name="rststyle-bulletitem">Optionally, zero or more resistances - an agent or drug with minor and
major thresholds for resistance.</text:p>
            </text:list-item>
          </text:list>
          <text:p text:style-name="rststyle-textbody">Just like susceptibility reports, you can edit and add to a seasonal
threshold later, perhaps as data comes in.</text:p>
        </text:section>
        <text:section text:name="Section9" text:style-name="Sect2">
          <text:h text:outline-level="2" text:style-name="rststyle-heading2">How do I add multiple records?</text:h>
          <text:p text:style-name="rststyle-textbody">SAIRD provides <text:span text:style-name="rststyle-emphasis">tools</text:span> for the bulk uploading of susceptibility reports and
seasonal thresholds using Excel spreadsheets. These can be found under the
<text:span text:style-name="rststyle-emphasis">Tools &gt; Bulk upload</text:span> link from the toolbar. Also, if you look at <text:span text:style-name="rststyle-emphasis">Docs &gt;
Downloads</text:span>, you find a description of the expected formats for each.</text:p>
          <text:p text:style-name="rststyle-textbody">For susceptibility reports, select the correct country, season and virus type
on the form, and the spreadsheet of data to be uploaded. (Thus, all records
in a single upload belong to the same country, season and virus type.)
Should there be any mistakes in the data, these will be reported.</text:p>
        </text:section>
      </text:section>
      <text:section text:name="Section10" text:style-name="Sect1">
        <text:h text:outline-level="1" text:style-name="rststyle-heading1">For administrators</text:h>
        <text:section text:name="Section11" text:style-name="Sect2">
          <text:h text:outline-level="2" text:style-name="rststyle-heading2">Who can do what?</text:h>
          <text:p text:style-name="rststyle-textbody">For security, there are different classes of users in SAIRD. They are:</text:p>
          <text:list text:style-name="rststyle-bulletlist">
            <text:list-item>
              <text:p text:style-name="rststyle-bulletitem">Users: everyone with an account on SAIRD. Unless they are granted
permissions, they can do very little.</text:p>
            </text:list-item>
            <text:list-item>
              <text:p text:style-name="rststyle-bulletitem">Administrators: special privileged users,, they can create, edit or
delete everything.</text:p>
            </text:list-item>
            <text:list-item>
              <text:p text:style-name="rststyle-bulletitem">Members: users that are associated with countries. These will form the bulk
of users, people who can see and create data for that country. Ordinarily
members cannot see data that is not associated with their country.
However, a user can be a member of more than one country. Members come in
three types:</text:p>
              <text:list text:style-name="rststyle-blockquote-bulletlist">
                <text:list-item>
                  <text:p text:style-name="rststyle-blockquote-bulletitem">Editors: are members that are allowed to create and delete data for their
country.</text:p>
                </text:list-item>
                <text:list-item>
                  <text:p text:style-name="rststyle-blockquote-bulletitem">Readers: are members that can only see data for their country, but not
add to or edit it.</text:p>
                </text:list-item>
                <text:list-item>
                  <text:p text:style-name="rststyle-blockquote-bulletitem">Managers: members with special administrative powers over their country.
Note that at the moment managers have only a few small extra abilities
over editors.</text:p>
                </text:list-item>
              </text:list>
            </text:list-item>
          </text:list>
          <text:p text:style-name="rststyle-textbody"><text:span text:style-name="rststyle-strong">Note:</text:span> In development/demonstration mode, there's a gray bar across the top of the screen that allows everyone to see everything and change between
accounts.</text:p>
        </text:section>
        <text:section text:name="Section12" text:style-name="Sect2">
          <text:h text:outline-level="2" text:style-name="rststyle-heading2">How do I create a user?</text:h>
          <text:p text:style-name="rststyle-textbody">The easiest way is to let users signup themselves. Note that usernames and
email addresses have to be unique throughout the system. After this, you
give to give users the correct permissions:</text:p>
          <text:list text:style-name="rststyle-bulletlist">
            <text:list-item>
              <text:p text:style-name="rststyle-bulletitem">Go to the users index page (via the link in <text:span text:style-name="rststyle-emphasis">Tools</text:span>). Click on the user to
view it and the <text:span text:style-name="rststyle-emphasis">Edit</text:span>.</text:p>
            </text:list-item>
            <text:list-item>
              <text:p text:style-name="rststyle-bulletitem">Check the appropriate box to give them administrator privileges.</text:p>
            </text:list-item>
            <text:list-item>
              <text:p text:style-name="rststyle-bulletitem">Use the plus and minus buttons to "add" countries and the associated access.</text:p>
            </text:list-item>
          </text:list>
        </text:section>
        <text:section text:name="Section13" text:style-name="Sect2">
          <text:h text:outline-level="2" text:style-name="rststyle-heading2">How do I change / edit / create X?</text:h>
          <text:p text:style-name="rststyle-textbody">The most common cases for users are listed above, but just about everything is
editable in SAIRD. You can browse the lists of data by going to the
appropriate url, e.g.:</text:p>
          <text:p text:style-name="rststyle-blockquote"><text:span text:style-name="rststyle-inlineliteral">/Thresholds</text:span>
<text:span text:style-name="rststyle-inlineliteral">/Users</text:span>
etc.</text:p>
          <text:p text:style-name="rststyle-textbody">Something to keep in mind is that SAIRD stores two types of data:</text:p>
          <text:list text:style-name="rststyle-bulletlist">
            <text:list-item>
              <text:p text:style-name="rststyle-bulletitem">Data: i.e., the usual user-entered information that will: thresholds,
susceptibility reports etc.</text:p>
            </text:list-item>
            <text:list-item>
              <text:p text:style-name="rststyle-bulletitem">Vocabularies: the lists of choices that are used through the system:
countries, drug resistances, virus types etc. These can only be
edited by the administrator. These will change rarely if at all (largely
only when a new drug or pathogen or reporting region is added) and
should almost never be deleted.</text:p>
            </text:list-item>
          </text:list>
          <text:p text:style-name="rststyle-textbody">Creation and editing follows the same rules for all content:</text:p>
          <text:list text:style-name="rststyle-bulletlist">
            <text:list-item>
              <text:p text:style-name="rststyle-bulletitem">Go to the index page for the content, e.g. <text:span text:style-name="rststyle-emphasis">Drugs</text:span>, <text:span text:style-name="rststyle-inlineliteral">/drugs</text:span>. Links to all
of these can be found on the <text:span text:style-name="rststyle-inlineliteral">Tools</text:span> page.</text:p>
            </text:list-item>
            <text:list-item>
              <text:p text:style-name="rststyle-bulletitem">Click <text:span text:style-name="rststyle-emphasis">New</text:span></text:p>
            </text:list-item>
            <text:list-item>
              <text:p text:style-name="rststyle-bulletitem">Fill in the form and click <text:span text:style-name="rststyle-emphasis">Save</text:span>. Correct errors if necessary.</text:p>
            </text:list-item>
          </text:list>
          <text:p text:style-name="rststyle-textbody">To edit any record, again go to the index page. Click on the individual records and them click <text:span text:style-name="rststyle-emphasis">Edit</text:span>. Change as required.</text:p>
          <text:p text:style-name="rststyle-textbody"><text:span text:style-name="rststyle-strong">Note:</text:span> be very careful about editing vocabulary tables, especially when it
comes to deleting entries. If, for example, you delete a drug entry that
various reports are using, bad things will happen.</text:p>
        </text:section>
      </text:section>
    </office:text>
  </office:body>
</office:document-content>
</file>

<file path=styles.xml><?xml version="1.0" encoding="utf-8"?>
<ns0:document-styles xmlns:ns0="urn:oasis:names:tc:opendocument:xmlns:office:1.0" ns0:version="1.2">
  <ns0:font-face-decls>
    <ns1:font-face xmlns:ns1="urn:oasis:names:tc:opendocument:xmlns:style:1.0" xmlns:ns2="urn:oasis:names:tc:opendocument:xmlns:svg-compatible:1.0" ns1:font-charset="x-symbol" ns1:name="StarSymbol" ns2:font-family="StarSymbol"/>
    <ns1:font-face xmlns:ns1="urn:oasis:names:tc:opendocument:xmlns:style:1.0" xmlns:ns2="urn:oasis:names:tc:opendocument:xmlns:svg-compatible:1.0" ns1:font-family-generic="modern" ns1:font-pitch="fixed" ns1:name="Nimbus Mono L" ns2:font-family="'Nimbus Mono L'"/>
    <ns1:font-face xmlns:ns1="urn:oasis:names:tc:opendocument:xmlns:style:1.0" xmlns:ns2="urn:oasis:names:tc:opendocument:xmlns:svg-compatible:1.0" ns1:font-pitch="variable" ns1:name="DejaVu Sans" ns2:font-family="'DejaVu Sans'"/>
    <ns1:font-face xmlns:ns1="urn:oasis:names:tc:opendocument:xmlns:style:1.0" xmlns:ns2="urn:oasis:names:tc:opendocument:xmlns:svg-compatible:1.0" ns1:font-family-generic="roman" ns1:font-pitch="variable" ns1:name="Nimbus Roman No9 L" ns2:font-family="'Nimbus Roman No9 L'"/>
    <ns1:font-face xmlns:ns1="urn:oasis:names:tc:opendocument:xmlns:style:1.0" xmlns:ns2="urn:oasis:names:tc:opendocument:xmlns:svg-compatible:1.0" ns1:font-family-generic="swiss" ns1:font-pitch="variable" ns1:name="Nimbus Sans L" ns2:font-family="'Nimbus Sans L'"/>
  </ns0:font-face-decls>
  <ns0:styles>
    <ns1:default-style xmlns:ns1="urn:oasis:names:tc:opendocument:xmlns:style:1.0" ns1:family="graphic">
      <ns1:graphic-properties xmlns:ns2="urn:oasis:names:tc:opendocument:xmlns:drawing:1.0" ns2:end-line-spacing-horizontal="0.1114in" ns2:end-line-spacing-vertical="0.1114in" ns2:shadow-offset-x="0.1181in" ns2:shadow-offset-y="0.1181in" ns2:start-line-spacing-horizontal="0.1114in" ns2:start-line-spacing-vertical="0.1114in" ns1:flow-with-text="false"/>
      <ns1:paragraph-properties ns1:font-independent-line-spacing="false" ns1:line-break="strict" ns1:text-autospace="ideograph-alpha" ns1:writing-mode="lr-tb">
        <ns1:tab-stops/>
      </ns1:paragraph-properties>
      <ns1:text-properties xmlns:ns2="urn:oasis:names:tc:opendocument:xmlns:xsl-fo-compatible:1.0" ns1:country-asian="US" ns1:country-complex="US" ns1:font-size-asian="12pt" ns1:font-size-complex="12pt" ns1:language-asian="en" ns1:language-complex="en" ns1:use-window-font-color="true" ns2:country="US" ns2:font-size="12pt" ns2:language="en"/>
    </ns1:default-style>
    <ns1:default-style xmlns:ns1="urn:oasis:names:tc:opendocument:xmlns:style:1.0" ns1:family="paragraph">
      <ns1:paragraph-properties xmlns:ns2="urn:oasis:names:tc:opendocument:xmlns:xsl-fo-compatible:1.0" ns1:line-break="strict" ns1:punctuation-wrap="hanging" ns1:tab-stop-distance="0.4925in" ns1:text-autospace="ideograph-alpha" ns1:writing-mode="lr-tb" ns2:hyphenation-ladder-count="no-limit"/>
      <ns1:text-properties xmlns:ns2="urn:oasis:names:tc:opendocument:xmlns:xsl-fo-compatible:1.0" ns1:country-asian="US" ns1:country-complex="US" ns1:font-name="Nimbus Roman No9 L" ns1:font-name-asian="DejaVu Sans" ns1:font-name-complex="DejaVu Sans" ns1:font-size-asian="12pt" ns1:font-size-complex="12pt" ns1:language-asian="en" ns1:language-complex="en" ns1:use-window-font-color="true" ns2:country="US" ns2:font-size="12pt" ns2:hyphenate="false" ns2:hyphenation-push-char-count="2" ns2:hyphenation-remain-char-count="2" ns2:language="en"/>
    </ns1:default-style>
    <ns1:default-style xmlns:ns1="urn:oasis:names:tc:opendocument:xmlns:style:1.0" ns1:family="table">
      <ns1:table-properties xmlns:ns2="urn:oasis:names:tc:opendocument:xmlns:table:1.0" ns2:border-model="collapsing"/>
    </ns1:default-style>
    <ns1:default-style xmlns:ns1="urn:oasis:names:tc:opendocument:xmlns:style:1.0" ns1:family="table-row">
      <ns1:table-row-properties xmlns:ns2="urn:oasis:names:tc:opendocument:xmlns:xsl-fo-compatible:1.0" ns2:keep-together="auto"/>
    </ns1:default-style>
    <ns1:style xmlns:ns1="urn:oasis:names:tc:opendocument:xmlns:style:1.0" ns1:class="text" ns1:family="paragraph" ns1:name="Standard"/>
    <ns1:style xmlns:ns1="urn:oasis:names:tc:opendocument:xmlns:style:1.0" ns1:class="text" ns1:display-name="Text body" ns1:family="paragraph" ns1:name="Text_20_body" ns1:parent-style-name="Standard">
      <ns1:paragraph-properties xmlns:ns2="urn:oasis:names:tc:opendocument:xmlns:xsl-fo-compatible:1.0" ns2:margin-bottom="0.0835in" ns2:margin-top="0in"/>
    </ns1:style>
    <ns1:style xmlns:ns1="urn:oasis:names:tc:opendocument:xmlns:style:1.0" ns1:class="text" ns1:display-name="Text body indent" ns1:family="paragraph" ns1:name="Text_20_body_20_indent" ns1:parent-style-name="Text_20_body">
      <ns1:paragraph-properties xmlns:ns2="urn:oasis:names:tc:opendocument:xmlns:xsl-fo-compatible:1.0" ns1:auto-text-indent="false" ns2:margin-left="0.1965in" ns2:margin-right="0in" ns2:text-indent="0in"/>
    </ns1:style>
    <ns1:style xmlns:ns1="urn:oasis:names:tc:opendocument:xmlns:style:1.0" ns1:class="text" ns1:family="paragraph" ns1:name="Heading" ns1:next-style-name="Text_20_body" ns1:parent-style-name="Standard">
      <ns1:paragraph-properties xmlns:ns2="urn:oasis:names:tc:opendocument:xmlns:xsl-fo-compatible:1.0" ns2:keep-with-next="always" ns2:margin-bottom="0.0835in" ns2:margin-top="0.1665in"/>
      <ns1:text-properties xmlns:ns2="urn:oasis:names:tc:opendocument:xmlns:xsl-fo-compatible:1.0" ns1:font-name="Nimbus Sans L" ns1:font-name-asian="DejaVu Sans" ns1:font-name-complex="DejaVu Sans" ns1:font-size-asian="14pt" ns1:font-size-complex="14pt" ns2:font-size="14pt"/>
    </ns1:style>
    <ns1:style xmlns:ns1="urn:oasis:names:tc:opendocument:xmlns:style:1.0" ns1:class="text" ns1:default-outline-level="1" ns1:display-name="Heading 1" ns1:family="paragraph" ns1:name="Heading_20_1" ns1:next-style-name="Text_20_body" ns1:parent-style-name="Heading">
      <ns1:text-properties xmlns:ns2="urn:oasis:names:tc:opendocument:xmlns:xsl-fo-compatible:1.0" ns1:font-size-asian="115%" ns1:font-size-complex="115%" ns1:font-weight-asian="bold" ns1:font-weight-complex="bold" ns2:font-size="115%" ns2:font-weight="bold"/>
    </ns1:style>
    <ns1:style xmlns:ns1="urn:oasis:names:tc:opendocument:xmlns:style:1.0" ns1:class="text" ns1:default-outline-level="2" ns1:display-name="Heading 2" ns1:family="paragraph" ns1:name="Heading_20_2" ns1:next-style-name="Text_20_body" ns1:parent-style-name="Heading">
      <ns1:text-properties xmlns:ns2="urn:oasis:names:tc:opendocument:xmlns:xsl-fo-compatible:1.0" ns1:font-size-asian="14pt" ns1:font-size-complex="14pt" ns1:font-style-asian="italic" ns1:font-style-complex="italic" ns1:font-weight-asian="bold" ns1:font-weight-complex="bold" ns2:font-size="14pt" ns2:font-style="italic" ns2:font-weight="bold"/>
    </ns1:style>
    <ns1:style xmlns:ns1="urn:oasis:names:tc:opendocument:xmlns:style:1.0" ns1:class="text" ns1:default-outline-level="3" ns1:display-name="Heading 3" ns1:family="paragraph" ns1:name="Heading_20_3" ns1:next-style-name="Text_20_body" ns1:parent-style-name="Heading">
      <ns1:text-properties xmlns:ns2="urn:oasis:names:tc:opendocument:xmlns:xsl-fo-compatible:1.0" ns1:font-size-asian="14pt" ns1:font-size-complex="14pt" ns1:font-weight-asian="bold" ns1:font-weight-complex="bold" ns2:font-size="14pt" ns2:font-weight="bold"/>
    </ns1:style>
    <ns1:style xmlns:ns1="urn:oasis:names:tc:opendocument:xmlns:style:1.0" ns1:class="text" ns1:default-outline-level="4" ns1:display-name="Heading 4" ns1:family="paragraph" ns1:name="Heading_20_4" ns1:next-style-name="Text_20_body" ns1:parent-style-name="Heading">
      <ns1:text-properties xmlns:ns2="urn:oasis:names:tc:opendocument:xmlns:xsl-fo-compatible:1.0" ns1:font-size-asian="85%" ns1:font-size-complex="85%" ns1:font-style-asian="italic" ns1:font-style-complex="italic" ns1:font-weight-asian="bold" ns1:font-weight-complex="bold" ns2:font-size="85%" ns2:font-style="italic" ns2:font-weight="bold"/>
    </ns1:style>
    <ns1:style xmlns:ns1="urn:oasis:names:tc:opendocument:xmlns:style:1.0" ns1:class="text" ns1:default-outline-level="5" ns1:display-name="Heading 5" ns1:family="paragraph" ns1:name="Heading_20_5" ns1:next-style-name="Text_20_body" ns1:parent-style-name="Heading">
      <ns1:text-properties xmlns:ns2="urn:oasis:names:tc:opendocument:xmlns:xsl-fo-compatible:1.0" ns1:font-size-asian="85%" ns1:font-size-complex="85%" ns1:font-weight-asian="bold" ns1:font-weight-complex="bold" ns2:font-size="85%" ns2:font-weight="bold"/>
    </ns1:style>
    <ns1:style xmlns:ns1="urn:oasis:names:tc:opendocument:xmlns:style:1.0" ns1:class="text" ns1:default-outline-level="6" ns1:display-name="Heading 6" ns1:family="paragraph" ns1:name="Heading_20_6"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class="list" ns1:family="paragraph" ns1:name="List" ns1:parent-style-name="Text_20_body"/>
    <ns1:style xmlns:ns1="urn:oasis:names:tc:opendocument:xmlns:style:1.0" ns1:class="extra" ns1:family="paragraph" ns1:name="Header" ns1:parent-style-name="Standard">
      <ns1:paragraph-properties xmlns:ns2="urn:oasis:names:tc:opendocument:xmlns:text:1.0" ns2:line-number="0" ns2:number-lines="false">
        <ns1:tab-stops>
          <ns1:tab-stop ns1:position="3.4626in" ns1:type="center"/>
          <ns1:tab-stop ns1:position="6.9252in" ns1:type="right"/>
        </ns1:tab-stops>
      </ns1:paragraph-properties>
    </ns1:style>
    <ns1:style xmlns:ns1="urn:oasis:names:tc:opendocument:xmlns:style:1.0" ns1:class="extra" ns1:family="paragraph" ns1:name="Footer" ns1:parent-style-name="Standard">
      <ns1:paragraph-properties xmlns:ns2="urn:oasis:names:tc:opendocument:xmlns:text:1.0" ns2:line-number="0" ns2:number-lines="false">
        <ns1:tab-stops>
          <ns1:tab-stop ns1:position="-5871.6862in" ns1:type="center"/>
          <ns1:tab-stop ns1:position="11741.7953in" ns1:type="right"/>
        </ns1:tab-stops>
      </ns1:paragraph-properties>
    </ns1:style>
    <ns1:style xmlns:ns1="urn:oasis:names:tc:opendocument:xmlns:style:1.0" ns1:class="extra" ns1:display-name="Table Contents" ns1:family="paragraph" ns1:name="Table_20_Contents" ns1:parent-style-name="Standard">
      <ns1:paragraph-properties xmlns:ns2="urn:oasis:names:tc:opendocument:xmlns:text:1.0" ns2:line-number="0" ns2:number-lines="false"/>
    </ns1:style>
    <ns1:style xmlns:ns1="urn:oasis:names:tc:opendocument:xmlns:style:1.0" ns1:class="extra" ns1:display-name="Table Heading" ns1:family="paragraph" ns1:name="Table_20_Heading" ns1:parent-style-name="Table_20_Contents">
      <ns1:paragraph-properties xmlns:ns2="urn:oasis:names:tc:opendocument:xmlns:text:1.0" xmlns:ns3="urn:oasis:names:tc:opendocument:xmlns:xsl-fo-compatible:1.0" ns1:justify-single-word="false" ns2:line-number="0" ns2:number-lines="false" ns3:text-align="center"/>
      <ns1:text-properties xmlns:ns2="urn:oasis:names:tc:opendocument:xmlns:xsl-fo-compatible:1.0" ns1:font-style-asian="italic" ns1:font-style-complex="italic" ns1:font-weight-asian="bold" ns1:font-weight-complex="bold" ns2:font-style="italic" ns2:font-weight="bold"/>
    </ns1:style>
    <ns1:style xmlns:ns1="urn:oasis:names:tc:opendocument:xmlns:style:1.0" ns1:class="extra" ns1:family="paragraph" ns1:name="Caption" ns1:parent-style-name="Standard">
      <ns1:paragraph-properties xmlns:ns2="urn:oasis:names:tc:opendocument:xmlns:text:1.0" xmlns:ns3="urn:oasis:names:tc:opendocument:xmlns:xsl-fo-compatible:1.0" ns2:line-number="0" ns2:number-lines="false" ns3:margin-bottom="0.0835in" ns3:margin-top="0.0835in"/>
      <ns1:text-properties xmlns:ns2="urn:oasis:names:tc:opendocument:xmlns:xsl-fo-compatible:1.0" ns1:font-size-asian="12pt" ns1:font-size-complex="12pt" ns1:font-style-asian="italic" ns1:font-style-complex="italic" ns2:font-size="12pt" ns2:font-style="italic"/>
    </ns1:style>
    <ns1:style xmlns:ns1="urn:oasis:names:tc:opendocument:xmlns:style:1.0" ns1:class="extra" ns1:family="paragraph" ns1:name="Footnote" ns1:parent-style-name="Standard">
      <ns1:paragraph-properties xmlns:ns2="urn:oasis:names:tc:opendocument:xmlns:text:1.0" xmlns:ns3="urn:oasis:names:tc:opendocument:xmlns:xsl-fo-compatible:1.0" ns1:auto-text-indent="false" ns2:line-number="0" ns2:number-lines="false" ns3:margin-left="0.1965in" ns3:margin-right="0in" ns3:text-indent="-0.1965in"/>
      <ns1:text-properties xmlns:ns2="urn:oasis:names:tc:opendocument:xmlns:xsl-fo-compatible:1.0" ns1:font-size-asian="10pt" ns1:font-size-complex="10pt" ns2:font-size="10pt"/>
    </ns1:style>
    <ns1:style xmlns:ns1="urn:oasis:names:tc:opendocument:xmlns:style:1.0" ns1:class="index" ns1:family="paragraph" ns1:name="Index" ns1:parent-style-name="Standard">
      <ns1:paragraph-properties xmlns:ns2="urn:oasis:names:tc:opendocument:xmlns:text:1.0" ns2:line-number="0" ns2:number-lines="false"/>
    </ns1:style>
    <ns1:style xmlns:ns1="urn:oasis:names:tc:opendocument:xmlns:style:1.0" ns1:class="html" ns1:display-name="Preformatted Text" ns1:family="paragraph" ns1:name="Preformatted_20_Text" ns1:parent-style-name="Standard">
      <ns1:paragraph-properties xmlns:ns2="urn:oasis:names:tc:opendocument:xmlns:xsl-fo-compatible:1.0" ns2:margin-bottom="0in" ns2:margin-top="0in"/>
      <ns1:text-properties xmlns:ns2="urn:oasis:names:tc:opendocument:xmlns:xsl-fo-compatible:1.0" ns1:font-name="Nimbus Mono L" ns1:font-name-asian="Nimbus Mono L" ns1:font-name-complex="Nimbus Mono L" ns1:font-size-asian="10pt" ns1:font-size-complex="10pt" ns2:font-size="10pt"/>
    </ns1:style>
    <ns1:style xmlns:ns1="urn:oasis:names:tc:opendocument:xmlns:style:1.0" ns1:class="html" ns1:display-name="Horizontal Line" ns1:family="paragraph" ns1:name="Horizontal_20_Line" ns1:next-style-name="Text_20_body" ns1:parent-style-name="Standard">
      <ns1:paragraph-properties xmlns:ns2="urn:oasis:names:tc:opendocument:xmlns:text:1.0" xmlns:ns3="urn:oasis:names:tc:opendocument:xmlns:xsl-fo-compatible:1.0" ns1:border-line-width-bottom="0.0008in 0.0138in 0.0008in" ns1:join-border="false" ns2:line-number="0" ns2:number-lines="false" ns3:border-bottom="0.0154in double #808080" ns3:border-left="none" ns3:border-right="none" ns3:border-top="none" ns3:margin-bottom="0.1965in" ns3:margin-top="0in" ns3:padding="0in"/>
      <ns1:text-properties xmlns:ns2="urn:oasis:names:tc:opendocument:xmlns:xsl-fo-compatible:1.0" ns1:font-size-asian="6pt" ns1:font-size-complex="6pt" ns2:font-size="6pt"/>
    </ns1:style>
    <ns1:style xmlns:ns1="urn:oasis:names:tc:opendocument:xmlns:style:1.0" ns1:family="paragraph" ns1:list-style-name="rststyle-enumlist" ns1:name="rststyle-enumitem" ns1:parent-style-name="Standard">
      <ns1:paragraph-properties xmlns:ns2="urn:oasis:names:tc:opendocument:xmlns:xsl-fo-compatible:1.0" ns2:background-color="transparent">
        <ns1:background-image/>
      </ns1:paragraph-properties>
    </ns1:style>
    <ns1:style xmlns:ns1="urn:oasis:names:tc:opendocument:xmlns:style:1.0" ns1:family="paragraph" ns1:list-style-name="rststyle-bulletlist" ns1:name="rststyle-bulletitem" ns1:parent-style-name="Standard">
      <ns1:paragraph-properties xmlns:ns2="urn:oasis:names:tc:opendocument:xmlns:xsl-fo-compatible:1.0" ns2:background-color="transparent">
        <ns1:background-image/>
      </ns1:paragraph-properties>
    </ns1:style>
    <ns1:style xmlns:ns1="urn:oasis:names:tc:opendocument:xmlns:style:1.0" ns1:family="paragraph" ns1:name="rststyle-blockindent">
      <ns1:paragraph-properties xmlns:ns2="urn:oasis:names:tc:opendocument:xmlns:xsl-fo-compatible:1.0" ns1:auto-text-indent="false" ns2:margin-left="0.3937in" ns2:margin-right="0in" ns2:text-indent="0in"/>
    </ns1:style>
    <ns1:style xmlns:ns1="urn:oasis:names:tc:opendocument:xmlns:style:1.0" ns1:family="paragraph" ns1:name="rststyle-heading1" ns1:next-style-name="Text_20_body" ns1:parent-style-name="Heading_20_1">
      <ns1:paragraph-properties xmlns:ns2="urn:oasis:names:tc:opendocument:xmlns:xsl-fo-compatible:1.0" ns2:background-color="transparent">
        <ns1:background-image/>
      </ns1:paragraph-properties>
    </ns1:style>
    <ns1:style xmlns:ns1="urn:oasis:names:tc:opendocument:xmlns:style:1.0" ns1:family="paragraph" ns1:name="rststyle-heading2" ns1:next-style-name="Text_20_body" ns1:parent-style-name="Heading_20_2"/>
    <ns1:style xmlns:ns1="urn:oasis:names:tc:opendocument:xmlns:style:1.0" ns1:family="paragraph" ns1:name="rststyle-heading3" ns1:next-style-name="Text_20_body" ns1:parent-style-name="Heading_20_3"/>
    <ns1:style xmlns:ns1="urn:oasis:names:tc:opendocument:xmlns:style:1.0" ns1:family="paragraph" ns1:name="rststyle-heading4" ns1:next-style-name="Text_20_body" ns1:parent-style-name="Heading_20_4"/>
    <ns1:style xmlns:ns1="urn:oasis:names:tc:opendocument:xmlns:style:1.0" ns1:family="paragraph" ns1:name="rststyle-heading5" ns1:next-style-name="Text_20_body" ns1:parent-style-name="Heading_20_5"/>
    <ns1:style xmlns:ns1="urn:oasis:names:tc:opendocument:xmlns:style:1.0" ns1:class="text" ns1:family="paragraph" ns1:name="rststyle-blockquote" ns1:parent-style-name="Text_20_body">
      <ns1:paragraph-properties xmlns:ns2="urn:oasis:names:tc:opendocument:xmlns:xsl-fo-compatible:1.0" ns1:auto-text-indent="false" ns1:justify-single-word="false" ns2:background-color="transparent" ns2:margin-left="0.4in" ns2:margin-right="0.8in" ns2:text-align="start" ns2:text-indent="0in">
        <ns1:background-image/>
      </ns1:paragraph-properties>
    </ns1:style>
    <ns1:style xmlns:ns1="urn:oasis:names:tc:opendocument:xmlns:style:1.0" ns1:family="paragraph" ns1:name="rststyle-bodyindent" ns1:parent-style-name="Text_20_body_20_indent">
      <ns1:paragraph-properties xmlns:ns2="urn:oasis:names:tc:opendocument:xmlns:xsl-fo-compatible:1.0" ns1:auto-text-indent="false" ns2:margin-left="0.3937in" ns2:margin-right="0in" ns2:text-indent="0in"/>
    </ns1:style>
    <ns1:style xmlns:ns1="urn:oasis:names:tc:opendocument:xmlns:style:1.0" ns1:family="paragraph" ns1:name="rststyle-horizontalline" ns1:parent-style-name="Horizontal_20_Line"/>
    <ns1:style xmlns:ns1="urn:oasis:names:tc:opendocument:xmlns:style:1.0" ns1:family="paragraph" ns1:name="rststyle-textbody" ns1:parent-style-name="Text_20_body"/>
    <ns1:style xmlns:ns1="urn:oasis:names:tc:opendocument:xmlns:style:1.0" ns1:family="paragraph" ns1:name="rststyle-centeredtextbody" ns1:parent-style-name="rststyle-textbody">
      <ns1:paragraph-properties xmlns:ns2="urn:oasis:names:tc:opendocument:xmlns:xsl-fo-compatible:1.0" ns1:justify-single-word="false" ns2:background-color="transparent" ns2:text-align="center">
        <ns1:background-image/>
      </ns1:paragraph-properties>
    </ns1:style>
    <ns1:style xmlns:ns1="urn:oasis:names:tc:opendocument:xmlns:style:1.0" ns1:family="paragraph" ns1:name="rststyle-caption" ns1:parent-style-name="Caption">
      <ns1:paragraph-properties xmlns:ns2="urn:oasis:names:tc:opendocument:xmlns:xsl-fo-compatible:1.0" ns2:background-color="transparent">
        <ns1:background-image/>
      </ns1:paragraph-properties>
    </ns1:style>
    <ns1:style xmlns:ns1="urn:oasis:names:tc:opendocument:xmlns:style:1.0" ns1:family="paragraph" ns1:name="rststyle-codeblock" ns1:parent-style-name="Preformatted_20_Text">
      <ns1:paragraph-properties xmlns:ns2="urn:oasis:names:tc:opendocument:xmlns:xsl-fo-compatible:1.0" ns1:auto-text-indent="false" ns1:shadow="none" ns2:background-color="#ccffff" ns2:border="0.0008in solid #000000" ns2:margin-bottom="0.0598in" ns2:margin-left="0.1965in" ns2:margin-right="0in" ns2:margin-top="0.0598in" ns2:padding="0.0201in" ns2:text-indent="0in">
        <ns1:background-image/>
      </ns1:paragraph-properties>
    </ns1:style>
    <ns1:style xmlns:ns1="urn:oasis:names:tc:opendocument:xmlns:style:1.0" ns1:family="paragraph" ns1:name="rststyle-table-title" ns1:parent-style-name="Heading_20_3">
      <ns1:paragraph-properties xmlns:ns2="urn:oasis:names:tc:opendocument:xmlns:xsl-fo-compatible:1.0" ns1:justify-single-word="false" ns2:text-align="center"/>
    </ns1:style>
    <ns1:style xmlns:ns1="urn:oasis:names:tc:opendocument:xmlns:style:1.0" ns1:family="paragraph" ns1:name="rststyle-footer" ns1:parent-style-name="Footer"/>
    <ns1:style xmlns:ns1="urn:oasis:names:tc:opendocument:xmlns:style:1.0" ns1:family="paragraph" ns1:master-page-name="" ns1:name="rststyle-header" ns1:parent-style-name="Header">
      <ns1:paragraph-properties xmlns:ns2="urn:oasis:names:tc:opendocument:xmlns:xsl-fo-compatible:1.0" ns1:page-number="auto" ns2:background-color="transparent">
        <ns1:background-image/>
      </ns1:paragraph-properties>
    </ns1:style>
    <ns1:style xmlns:ns1="urn:oasis:names:tc:opendocument:xmlns:style:1.0" ns1:family="paragraph" ns1:name="rststyle-footnote" ns1:parent-style-name="Footnote"/>
    <ns1:style xmlns:ns1="urn:oasis:names:tc:opendocument:xmlns:style:1.0" ns1:family="paragraph" ns1:name="rststyle-attribution" ns1:parent-style-name="rststyle-blockquote">
      <ns1:paragraph-properties xmlns:ns2="urn:oasis:names:tc:opendocument:xmlns:xsl-fo-compatible:1.0" ns1:justify-single-word="false" ns2:background-color="transparent" ns2:text-align="end">
        <ns1:background-image/>
      </ns1:paragraph-properties>
      <ns1:text-properties xmlns:ns2="urn:oasis:names:tc:opendocument:xmlns:xsl-fo-compatible:1.0" ns2:font-style="italic" ns2:font-weight="bold"/>
    </ns1:style>
    <ns1:style xmlns:ns1="urn:oasis:names:tc:opendocument:xmlns:style:1.0" ns1:family="paragraph" ns1:name="rststyle-epigraph" ns1:parent-style-name="rststyle-blockquote">
      <ns1:paragraph-properties xmlns:ns2="urn:oasis:names:tc:opendocument:xmlns:xsl-fo-compatible:1.0" ns1:justify-single-word="false" ns2:background-color="transparent" ns2:text-align="start">
        <ns1:background-image/>
      </ns1:paragraph-properties>
      <ns1:text-properties xmlns:ns2="urn:oasis:names:tc:opendocument:xmlns:xsl-fo-compatible:1.0" ns2:font-style="italic"/>
    </ns1:style>
    <ns1:style xmlns:ns1="urn:oasis:names:tc:opendocument:xmlns:style:1.0" ns1:family="paragraph" ns1:name="rststyle-highlights" ns1:parent-style-name="rststyle-blockquote">
      <ns1:paragraph-properties xmlns:ns2="urn:oasis:names:tc:opendocument:xmlns:xsl-fo-compatible:1.0" ns2:background-color="transparent">
        <ns1:background-image/>
      </ns1:paragraph-properties>
    </ns1:style>
    <ns1:style xmlns:ns1="urn:oasis:names:tc:opendocument:xmlns:style:1.0" ns1:family="paragraph" ns1:name="rststyle-blockquote-bulletitem" ns1:parent-style-name="Standard">
      <ns1:paragraph-properties xmlns:ns2="urn:oasis:names:tc:opendocument:xmlns:xsl-fo-compatible:1.0" ns1:auto-text-indent="false" ns2:background-color="transparent" ns2:margin-left="0.4in" ns2:margin-right="0.8in" ns2:text-indent="0in">
        <ns1:background-image/>
      </ns1:paragraph-properties>
    </ns1:style>
    <ns1:style xmlns:ns1="urn:oasis:names:tc:opendocument:xmlns:style:1.0" ns1:family="paragraph" ns1:name="rststyle-blockquote-enumitem" ns1:parent-style-name="Standard">
      <ns1:paragraph-properties xmlns:ns2="urn:oasis:names:tc:opendocument:xmlns:xsl-fo-compatible:1.0" ns1:auto-text-indent="false" ns2:background-color="transparent" ns2:margin-left="0.4in" ns2:margin-right="0.8in" ns2:text-indent="0in">
        <ns1:background-image/>
      </ns1:paragraph-properties>
    </ns1:style>
    <ns1:style xmlns:ns1="urn:oasis:names:tc:opendocument:xmlns:style:1.0" ns1:family="paragraph" ns1:name="rststyle-highlights-bullet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highlights-enum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epigraph-bullet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epigraph-enum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admon-warning-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warning-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atten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attention-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cau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caution-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dange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danger-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erro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error-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hi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hint-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importa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important-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note-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note-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tip-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tip-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generic-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generic-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rubric" ns1:parent-style-name="Heading_20_3">
      <ns1:paragraph-properties xmlns:ns2="urn:oasis:names:tc:opendocument:xmlns:xsl-fo-compatible:1.0" ns2:background-color="transparent">
        <ns1:background-image/>
      </ns1:paragraph-properties>
      <ns1:text-properties xmlns:ns2="urn:oasis:names:tc:opendocument:xmlns:xsl-fo-compatible:1.0" ns2:color="#ff3366"/>
    </ns1:style>
    <ns1:style xmlns:ns1="urn:oasis:names:tc:opendocument:xmlns:style:1.0" ns1:family="paragraph" ns1:name="rststyle-heading6" ns1:next-style-name="Text_20_body" ns1:parent-style-name="Heading_20_6"/>
    <ns1:style xmlns:ns1="urn:oasis:names:tc:opendocument:xmlns:style:1.0" ns1:family="paragraph" ns1:master-page-name="" ns1:name="rststyle-heading7" ns1:next-style-name="Text_20_body" ns1:parent-style-name="Heading_20_7">
      <ns1:paragraph-properties ns1:page-number="auto"/>
    </ns1:style>
    <ns1:style xmlns:ns1="urn:oasis:names:tc:opendocument:xmlns:style:1.0" ns1:class="text" ns1:default-outline-level="7" ns1:display-name="Heading 7" ns1:family="paragraph" ns1:name="Heading_20_7"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family="paragraph" ns1:name="rststyle-lineblock1" ns1:parent-style-name="rststyle-textbody">
      <ns1:paragraph-properties xmlns:ns2="urn:oasis:names:tc:opendocument:xmlns:xsl-fo-compatible:1.0" ns2:margin-bottom="0in" ns2:margin-top="0in"/>
    </ns1:style>
    <ns1:style xmlns:ns1="urn:oasis:names:tc:opendocument:xmlns:style:1.0" ns1:family="paragraph" ns1:name="rststyle-lineblock2" ns1:parent-style-name="rststyle-textbody">
      <ns1:paragraph-properties xmlns:ns2="urn:oasis:names:tc:opendocument:xmlns:xsl-fo-compatible:1.0" ns1:auto-text-indent="false" ns2:margin-bottom="0in" ns2:margin-left="0.4in" ns2:margin-right="0in" ns2:margin-top="0in" ns2:text-indent="0in"/>
    </ns1:style>
    <ns1:style xmlns:ns1="urn:oasis:names:tc:opendocument:xmlns:style:1.0" ns1:family="paragraph" ns1:name="rststyle-lineblock3" ns1:parent-style-name="rststyle-textbody">
      <ns1:paragraph-properties xmlns:ns2="urn:oasis:names:tc:opendocument:xmlns:xsl-fo-compatible:1.0" ns1:auto-text-indent="false" ns2:margin-bottom="0in" ns2:margin-left="0.8in" ns2:margin-right="0in" ns2:margin-top="0in" ns2:text-indent="0in"/>
    </ns1:style>
    <ns1:style xmlns:ns1="urn:oasis:names:tc:opendocument:xmlns:style:1.0" ns1:family="paragraph" ns1:name="rststyle-lineblock4" ns1:parent-style-name="rststyle-textbody">
      <ns1:paragraph-properties xmlns:ns2="urn:oasis:names:tc:opendocument:xmlns:xsl-fo-compatible:1.0" ns1:auto-text-indent="false" ns2:margin-bottom="0in" ns2:margin-left="1.2in" ns2:margin-right="0in" ns2:margin-top="0in" ns2:text-indent="0in"/>
    </ns1:style>
    <ns1:style xmlns:ns1="urn:oasis:names:tc:opendocument:xmlns:style:1.0" ns1:family="paragraph" ns1:name="rststyle-lineblock5" ns1:parent-style-name="rststyle-textbody">
      <ns1:paragraph-properties xmlns:ns2="urn:oasis:names:tc:opendocument:xmlns:xsl-fo-compatible:1.0" ns1:auto-text-indent="false" ns2:margin-bottom="0in" ns2:margin-left="1.6in" ns2:margin-right="0in" ns2:margin-top="0in" ns2:text-indent="0in"/>
    </ns1:style>
    <ns1:style xmlns:ns1="urn:oasis:names:tc:opendocument:xmlns:style:1.0" ns1:family="paragraph" ns1:name="rststyle-lineblock6" ns1:parent-style-name="rststyle-textbody">
      <ns1:paragraph-properties xmlns:ns2="urn:oasis:names:tc:opendocument:xmlns:xsl-fo-compatible:1.0" ns1:auto-text-indent="false" ns2:margin-bottom="0in" ns2:margin-left="2in" ns2:margin-right="0in" ns2:margin-top="0in" ns2:text-indent="0in"/>
    </ns1:style>
    <ns1:style xmlns:ns1="urn:oasis:names:tc:opendocument:xmlns:style:1.0" ns1:class="chapter" ns1:family="paragraph" ns1:name="Title" ns1:next-style-name="Subtitle" ns1:parent-style-name="Heading">
      <ns1:paragraph-properties xmlns:ns2="urn:oasis:names:tc:opendocument:xmlns:xsl-fo-compatible:1.0" ns1:justify-single-word="false" ns2:text-align="center"/>
      <ns1:text-properties xmlns:ns2="urn:oasis:names:tc:opendocument:xmlns:xsl-fo-compatible:1.0" ns1:font-size-asian="18pt" ns1:font-size-complex="18pt" ns1:font-weight-asian="bold" ns1:font-weight-complex="bold" ns2:font-size="18pt" ns2:font-weight="bold"/>
    </ns1:style>
    <ns1:style xmlns:ns1="urn:oasis:names:tc:opendocument:xmlns:style:1.0" ns1:class="chapter" ns1:family="paragraph" ns1:name="Subtitle" ns1:next-style-name="Text_20_body" ns1:parent-style-name="Heading">
      <ns1:paragraph-properties xmlns:ns2="urn:oasis:names:tc:opendocument:xmlns:xsl-fo-compatible:1.0" ns1:justify-single-word="false" ns2:text-align="center"/>
      <ns1:text-properties xmlns:ns2="urn:oasis:names:tc:opendocument:xmlns:xsl-fo-compatible:1.0" ns1:font-size-asian="14pt" ns1:font-size-complex="14pt" ns1:font-style-asian="italic" ns1:font-style-complex="italic" ns2:font-size="14pt" ns2:font-style="italic"/>
    </ns1:style>
    <ns1:style xmlns:ns1="urn:oasis:names:tc:opendocument:xmlns:style:1.0" ns1:family="paragraph" ns1:name="rststyle-title" ns1:parent-style-name="Title"/>
    <ns1:style xmlns:ns1="urn:oasis:names:tc:opendocument:xmlns:style:1.0" ns1:family="paragraph" ns1:name="rststyle-subtitle" ns1:parent-style-name="Title">
      <ns1:text-properties xmlns:ns2="urn:oasis:names:tc:opendocument:xmlns:xsl-fo-compatible:1.0" ns2:font-size="14pt"/>
    </ns1:style>
    <ns1:style xmlns:ns1="urn:oasis:names:tc:opendocument:xmlns:style:1.0" ns1:family="paragraph" ns1:name="rststyle-citation" ns1:parent-style-name="Footnote">
      <ns1:paragraph-properties xmlns:ns2="urn:oasis:names:tc:opendocument:xmlns:xsl-fo-compatible:1.0" ns1:auto-text-indent="false" ns2:margin-left="0.75in" ns2:margin-right="0in" ns2:text-indent="-0.75in">
        <ns1:tab-stops/>
      </ns1:paragraph-properties>
    </ns1:style>
    <ns1:style xmlns:ns1="urn:oasis:names:tc:opendocument:xmlns:style:1.0" ns1:family="paragraph" ns1:name="rststyle-contents-1" ns1:parent-style-name="Contents_20_1"/>
    <ns1:style xmlns:ns1="urn:oasis:names:tc:opendocument:xmlns:style:1.0" ns1:class="index" ns1:display-name="Contents 1" ns1:family="paragraph" ns1:name="Contents_20_1" ns1:parent-style-name="Index">
      <ns1:paragraph-properties xmlns:ns2="urn:oasis:names:tc:opendocument:xmlns:xsl-fo-compatible:1.0" ns1:auto-text-indent="false" ns2:margin-left="0in" ns2:margin-right="0in" ns2:text-indent="0in">
        <ns1:tab-stops>
          <ns1:tab-stop ns1:leader-style="dotted" ns1:leader-text="." ns1:position="6in" ns1:type="right"/>
        </ns1:tab-stops>
      </ns1:paragraph-properties>
    </ns1:style>
    <ns1:style xmlns:ns1="urn:oasis:names:tc:opendocument:xmlns:style:1.0" ns1:family="paragraph" ns1:name="rststyle-contents-2" ns1:parent-style-name="Contents_20_2"/>
    <ns1:style xmlns:ns1="urn:oasis:names:tc:opendocument:xmlns:style:1.0" ns1:class="index" ns1:display-name="Contents 2" ns1:family="paragraph" ns1:name="Contents_20_2" ns1:parent-style-name="Index">
      <ns1:paragraph-properties xmlns:ns2="urn:oasis:names:tc:opendocument:xmlns:xsl-fo-compatible:1.0" ns1:auto-text-indent="false" ns2:margin-left="0.1965in" ns2:margin-right="0in" ns2:text-indent="0in">
        <ns1:tab-stops>
          <ns1:tab-stop ns1:leader-style="dotted" ns1:leader-text="." ns1:position="5.8035in" ns1:type="right"/>
        </ns1:tab-stops>
      </ns1:paragraph-properties>
    </ns1:style>
    <ns1:style xmlns:ns1="urn:oasis:names:tc:opendocument:xmlns:style:1.0" ns1:family="paragraph" ns1:name="rststyle-contents-3" ns1:parent-style-name="Contents_20_3"/>
    <ns1:style xmlns:ns1="urn:oasis:names:tc:opendocument:xmlns:style:1.0" ns1:class="index" ns1:display-name="Contents 3" ns1:family="paragraph" ns1:name="Contents_20_3" ns1:parent-style-name="Index">
      <ns1:paragraph-properties xmlns:ns2="urn:oasis:names:tc:opendocument:xmlns:xsl-fo-compatible:1.0" ns1:auto-text-indent="false" ns2:margin-left="0.3929in" ns2:margin-right="0in" ns2:text-indent="0in">
        <ns1:tab-stops>
          <ns1:tab-stop ns1:leader-style="dotted" ns1:leader-text="." ns1:position="5.6071in" ns1:type="right"/>
        </ns1:tab-stops>
      </ns1:paragraph-properties>
    </ns1:style>
    <ns1:style xmlns:ns1="urn:oasis:names:tc:opendocument:xmlns:style:1.0" ns1:family="paragraph" ns1:name="rststyle-contents-4" ns1:parent-style-name="Contents_20_4"/>
    <ns1:style xmlns:ns1="urn:oasis:names:tc:opendocument:xmlns:style:1.0" ns1:class="index" ns1:display-name="Contents 4" ns1:family="paragraph" ns1:name="Contents_20_4" ns1:parent-style-name="Index">
      <ns1:paragraph-properties xmlns:ns2="urn:oasis:names:tc:opendocument:xmlns:xsl-fo-compatible:1.0" ns1:auto-text-indent="false" ns2:margin-left="0.5898in" ns2:margin-right="0in" ns2:text-indent="0in">
        <ns1:tab-stops>
          <ns1:tab-stop ns1:leader-style="dotted" ns1:leader-text="." ns1:position="5.4102in" ns1:type="right"/>
        </ns1:tab-stops>
      </ns1:paragraph-properties>
    </ns1:style>
    <ns1:style xmlns:ns1="urn:oasis:names:tc:opendocument:xmlns:style:1.0" ns1:family="paragraph" ns1:name="rststyle-contents--5" ns1:parent-style-name="Contents_20_5"/>
    <ns1:style xmlns:ns1="urn:oasis:names:tc:opendocument:xmlns:style:1.0" ns1:class="index" ns1:display-name="Contents 5" ns1:family="paragraph" ns1:name="Contents_20_5" ns1:parent-style-name="Index">
      <ns1:paragraph-properties xmlns:ns2="urn:oasis:names:tc:opendocument:xmlns:xsl-fo-compatible:1.0" ns1:auto-text-indent="false" ns2:margin-left="0.7862in" ns2:margin-right="0in" ns2:text-indent="0in">
        <ns1:tab-stops>
          <ns1:tab-stop ns1:leader-style="dotted" ns1:leader-text="." ns1:position="5.2138in" ns1:type="right"/>
        </ns1:tab-stops>
      </ns1:paragraph-properties>
    </ns1:style>
    <ns1:style xmlns:ns1="urn:oasis:names:tc:opendocument:xmlns:style:1.0" ns1:family="paragraph" ns1:name="rststyle-contents-6" ns1:parent-style-name="Contents_20_6"/>
    <ns1:style xmlns:ns1="urn:oasis:names:tc:opendocument:xmlns:style:1.0" ns1:class="index" ns1:display-name="Contents 6" ns1:family="paragraph" ns1:name="Contents_20_6" ns1:parent-style-name="Index">
      <ns1:paragraph-properties xmlns:ns2="urn:oasis:names:tc:opendocument:xmlns:xsl-fo-compatible:1.0" ns1:auto-text-indent="false" ns2:margin-left="0.9827in" ns2:margin-right="0in" ns2:text-indent="0in">
        <ns1:tab-stops>
          <ns1:tab-stop ns1:leader-style="dotted" ns1:leader-text="." ns1:position="5.0173in" ns1:type="right"/>
        </ns1:tab-stops>
      </ns1:paragraph-properties>
    </ns1:style>
    <ns1:style xmlns:ns1="urn:oasis:names:tc:opendocument:xmlns:style:1.0" ns1:family="paragraph" ns1:name="rststyle-contents-7" ns1:parent-style-name="Contents_20_7"/>
    <ns1:style xmlns:ns1="urn:oasis:names:tc:opendocument:xmlns:style:1.0" ns1:class="index" ns1:display-name="Contents 7" ns1:family="paragraph" ns1:name="Contents_20_7" ns1:parent-style-name="Index">
      <ns1:paragraph-properties xmlns:ns2="urn:oasis:names:tc:opendocument:xmlns:xsl-fo-compatible:1.0" ns1:auto-text-indent="false" ns2:margin-left="1.1791in" ns2:margin-right="0in" ns2:text-indent="0in">
        <ns1:tab-stops>
          <ns1:tab-stop ns1:leader-style="dotted" ns1:leader-text="." ns1:position="4.8209in" ns1:type="right"/>
        </ns1:tab-stops>
      </ns1:paragraph-properties>
    </ns1:style>
    <ns1:style xmlns:ns1="urn:oasis:names:tc:opendocument:xmlns:style:1.0" ns1:family="paragraph" ns1:name="rststyle-contents-8" ns1:parent-style-name="Contents_20_8"/>
    <ns1:style xmlns:ns1="urn:oasis:names:tc:opendocument:xmlns:style:1.0" ns1:class="index" ns1:display-name="Contents 8" ns1:family="paragraph" ns1:name="Contents_20_8" ns1:parent-style-name="Index">
      <ns1:paragraph-properties xmlns:ns2="urn:oasis:names:tc:opendocument:xmlns:xsl-fo-compatible:1.0" ns1:auto-text-indent="false" ns2:margin-left="1.3756in" ns2:margin-right="0in" ns2:text-indent="0in">
        <ns1:tab-stops>
          <ns1:tab-stop ns1:leader-style="dotted" ns1:leader-text="." ns1:position="4.6244in" ns1:type="right"/>
        </ns1:tab-stops>
      </ns1:paragraph-properties>
    </ns1:style>
    <ns1:style xmlns:ns1="urn:oasis:names:tc:opendocument:xmlns:style:1.0" ns1:family="paragraph" ns1:name="rststyle-contents-9" ns1:parent-style-name="Contents_20_9"/>
    <ns1:style xmlns:ns1="urn:oasis:names:tc:opendocument:xmlns:style:1.0" ns1:class="index" ns1:display-name="Contents 9" ns1:family="paragraph" ns1:name="Contents_20_9" ns1:parent-style-name="Index">
      <ns1:paragraph-properties xmlns:ns2="urn:oasis:names:tc:opendocument:xmlns:xsl-fo-compatible:1.0" ns1:auto-text-indent="false" ns2:margin-left="1.572in" ns2:margin-right="0in" ns2:text-indent="0in">
        <ns1:tab-stops>
          <ns1:tab-stop ns1:leader-style="dotted" ns1:leader-text="." ns1:position="4.428in" ns1:type="right"/>
        </ns1:tab-stops>
      </ns1:paragraph-properties>
    </ns1:style>
    <ns1:style xmlns:ns1="urn:oasis:names:tc:opendocument:xmlns:style:1.0" ns1:family="paragraph" ns1:name="rststyle-contents-10" ns1:parent-style-name="Contents_20_10"/>
    <ns1:style xmlns:ns1="urn:oasis:names:tc:opendocument:xmlns:style:1.0" ns1:class="index" ns1:display-name="Contents 10" ns1:family="paragraph" ns1:name="Contents_20_10" ns1:parent-style-name="Index">
      <ns1:paragraph-properties xmlns:ns2="urn:oasis:names:tc:opendocument:xmlns:xsl-fo-compatible:1.0" ns1:auto-text-indent="false" ns2:margin-left="1.7689in" ns2:margin-right="0in" ns2:text-indent="0in">
        <ns1:tab-stops>
          <ns1:tab-stop ns1:leader-style="dotted" ns1:leader-text="." ns1:position="4.2311in" ns1:type="right"/>
        </ns1:tab-stops>
      </ns1:paragraph-properties>
    </ns1:style>
    <ns1:style xmlns:ns1="urn:oasis:names:tc:opendocument:xmlns:style:1.0" ns1:family="paragraph" ns1:name="rststyle-contents-heading" ns1:parent-style-name="Contents_20_Heading"/>
    <ns1:style xmlns:ns1="urn:oasis:names:tc:opendocument:xmlns:style:1.0" ns1:class="index" ns1:display-name="Contents Heading" ns1:family="paragraph" ns1:name="Contents_20_Heading" ns1:parent-style-name="Heading">
      <ns1:paragraph-properties xmlns:ns2="urn:oasis:names:tc:opendocument:xmlns:text:1.0" xmlns:ns3="urn:oasis:names:tc:opendocument:xmlns:xsl-fo-compatible:1.0" ns1:auto-text-indent="false" ns2:line-number="0" ns2:number-lines="false" ns3:margin-left="0in" ns3:margin-right="0in" ns3:text-indent="0in"/>
      <ns1:text-properties xmlns:ns2="urn:oasis:names:tc:opendocument:xmlns:xsl-fo-compatible:1.0" ns1:font-size-asian="16pt" ns1:font-size-complex="16pt" ns1:font-weight-asian="bold" ns1:font-weight-complex="bold" ns2:font-size="16pt" ns2:font-weight="bold"/>
    </ns1:style>
    <ns1:style xmlns:ns1="urn:oasis:names:tc:opendocument:xmlns:style:1.0" ns1:display-name="Numbering Symbols" ns1:family="text" ns1:name="Numbering_20_Symbols"/>
    <ns1:style xmlns:ns1="urn:oasis:names:tc:opendocument:xmlns:style:1.0" ns1:display-name="Bullet Symbols" ns1:family="text" ns1:name="Bullet_20_Symbols">
      <ns1:text-properties xmlns:ns2="urn:oasis:names:tc:opendocument:xmlns:xsl-fo-compatible:1.0" ns1:font-name="StarSymbol" ns1:font-name-asian="StarSymbol" ns1:font-name-complex="StarSymbol" ns1:font-size-asian="9pt" ns1:font-size-complex="9pt" ns2:font-size="9pt"/>
    </ns1:style>
    <ns1:style xmlns:ns1="urn:oasis:names:tc:opendocument:xmlns:style:1.0" ns1:family="text" ns1:name="Emphasis">
      <ns1:text-properties xmlns:ns2="urn:oasis:names:tc:opendocument:xmlns:xsl-fo-compatible:1.0" ns1:font-style-asian="italic" ns1:font-style-complex="italic" ns2:font-style="italic"/>
    </ns1:style>
    <ns1:style xmlns:ns1="urn:oasis:names:tc:opendocument:xmlns:style:1.0" ns1:family="text" ns1:name="Citation">
      <ns1:text-properties xmlns:ns2="urn:oasis:names:tc:opendocument:xmlns:xsl-fo-compatible:1.0" ns1:font-style-asian="italic" ns1:font-style-complex="italic" ns2:font-style="italic"/>
    </ns1:style>
    <ns1:style xmlns:ns1="urn:oasis:names:tc:opendocument:xmlns:style:1.0" ns1:family="text" ns1:name="Example">
      <ns1:text-properties ns1:font-name="Nimbus Mono L" ns1:font-name-asian="Nimbus Mono L" ns1:font-name-complex="Nimbus Mono L"/>
    </ns1:style>
    <ns1:style xmlns:ns1="urn:oasis:names:tc:opendocument:xmlns:style:1.0" ns1:family="text" ns1:name="Teletype">
      <ns1:text-properties ns1:font-name="Nimbus Mono L" ns1:font-name-asian="Nimbus Mono L" ns1:font-name-complex="Nimbus Mono L"/>
    </ns1:style>
    <ns1:style xmlns:ns1="urn:oasis:names:tc:opendocument:xmlns:style:1.0" ns1:family="text" ns1:name="rststyle-emphasis" ns1:parent-style-name="Emphasis">
      <ns1:text-properties ns1:font-weight-asian="normal" ns1:font-weight-complex="normal"/>
    </ns1:style>
    <ns1:style xmlns:ns1="urn:oasis:names:tc:opendocument:xmlns:style:1.0" ns1:family="text" ns1:name="rststyle-strong">
      <ns1:text-properties xmlns:ns2="urn:oasis:names:tc:opendocument:xmlns:xsl-fo-compatible:1.0" ns2:background-color="transparent" ns2:font-weight="bold"/>
    </ns1:style>
    <ns1:style xmlns:ns1="urn:oasis:names:tc:opendocument:xmlns:style:1.0" ns1:family="text" ns1:name="rststyle-inlineliteral" ns1:parent-style-name="Example">
      <ns1:text-properties xmlns:ns2="urn:oasis:names:tc:opendocument:xmlns:xsl-fo-compatible:1.0" ns2:background-color="#e6e6ff"/>
    </ns1:style>
    <ns1:style xmlns:ns1="urn:oasis:names:tc:opendocument:xmlns:style:1.0" ns1:family="text" ns1:name="rststyle-quotation" ns1:parent-style-name="Citation">
      <ns1:text-properties ns1:font-weight-asian="normal" ns1:font-weight-complex="normal"/>
    </ns1:style>
    <ns1:style xmlns:ns1="urn:oasis:names:tc:opendocument:xmlns:style:1.0" ns1:family="text" ns1:name="rststyle-codeblock-keyword" ns1:parent-style-name="Teletype">
      <ns1:text-properties xmlns:ns2="urn:oasis:names:tc:opendocument:xmlns:xsl-fo-compatible:1.0" ns2:background-color="#ccffff" ns2:color="#800000"/>
    </ns1:style>
    <ns1:style xmlns:ns1="urn:oasis:names:tc:opendocument:xmlns:style:1.0" ns1:family="text" ns1:name="rststyle-codeblock-string" ns1:parent-style-name="Teletype">
      <ns1:text-properties xmlns:ns2="urn:oasis:names:tc:opendocument:xmlns:xsl-fo-compatible:1.0" ns2:background-color="#ffffff"/>
    </ns1:style>
    <ns1:style xmlns:ns1="urn:oasis:names:tc:opendocument:xmlns:style:1.0" ns1:family="text" ns1:name="rststyle-codeblock-number" ns1:parent-style-name="Teletype">
      <ns1:text-properties xmlns:ns2="urn:oasis:names:tc:opendocument:xmlns:xsl-fo-compatible:1.0" ns2:background-color="#ccffff" ns2:color="#000080"/>
    </ns1:style>
    <ns1:style xmlns:ns1="urn:oasis:names:tc:opendocument:xmlns:style:1.0" ns1:family="text" ns1:name="rststyle-codeblock-comment" ns1:parent-style-name="Teletype">
      <ns1:text-properties xmlns:ns2="urn:oasis:names:tc:opendocument:xmlns:xsl-fo-compatible:1.0" ns2:background-color="#ffffff"/>
    </ns1:style>
    <ns1:style xmlns:ns1="urn:oasis:names:tc:opendocument:xmlns:style:1.0" ns1:family="text" ns1:name="rststyle-codeblock-classname" ns1:parent-style-name="Teletype">
      <ns1:text-properties xmlns:ns2="urn:oasis:names:tc:opendocument:xmlns:xsl-fo-compatible:1.0" ns2:background-color="#ccffff" ns2:color="#808000"/>
    </ns1:style>
    <ns1:style xmlns:ns1="urn:oasis:names:tc:opendocument:xmlns:style:1.0" ns1:family="text" ns1:name="rststyle-codeblock-functionname" ns1:parent-style-name="Teletype">
      <ns1:text-properties xmlns:ns2="urn:oasis:names:tc:opendocument:xmlns:xsl-fo-compatible:1.0" ns2:background-color="#ccffff" ns2:color="#808000"/>
    </ns1:style>
    <ns1:style xmlns:ns1="urn:oasis:names:tc:opendocument:xmlns:style:1.0" ns1:family="text" ns1:name="rststyle-codeblock-operator" ns1:parent-style-name="Teletype">
      <ns1:text-properties xmlns:ns2="urn:oasis:names:tc:opendocument:xmlns:xsl-fo-compatible:1.0" ns2:background-color="#ccffff" ns2:color="#cccc00"/>
    </ns1:style>
    <ns1:style xmlns:ns1="urn:oasis:names:tc:opendocument:xmlns:style:1.0" ns1:family="text" ns1:name="rststyle-codeblock-name" ns1:parent-style-name="Teletype">
      <ns1:text-properties xmlns:ns2="urn:oasis:names:tc:opendocument:xmlns:xsl-fo-compatible:1.0" ns2:background-color="#ccffff" ns2:color="#808000"/>
    </ns1:style>
    <ns1:style xmlns:ns1="urn:oasis:names:tc:opendocument:xmlns:style:1.0" ns1:family="text" ns1:name="rststyle-subscript">
      <ns1:text-properties ns1:text-position="sub 58%"/>
    </ns1:style>
    <ns1:style xmlns:ns1="urn:oasis:names:tc:opendocument:xmlns:style:1.0" ns1:family="text" ns1:name="rststyle-superscript">
      <ns1:text-properties ns1:text-position="super 58%"/>
    </ns1:style>
    <ns1:style xmlns:ns1="urn:oasis:names:tc:opendocument:xmlns:style:1.0" ns1:family="graphic" ns1:name="Graphics">
      <ns1:graphic-properties xmlns:ns2="urn:oasis:names:tc:opendocument:xmlns:svg-compatible:1.0" xmlns:ns3="urn:oasis:names:tc:opendocument:xmlns:text:1.0" ns1:horizontal-pos="center" ns1:horizontal-rel="paragraph" ns1:number-wrapped-paragraphs="no-limit" ns1:vertical-pos="top" ns1:vertical-rel="paragraph" ns1:wrap="dynamic" ns1:wrap-contour="false" ns2:x="0in" ns2:y="0in" ns3:anchor-type="paragraph"/>
    </ns1:style>
    <ns1:style xmlns:ns1="urn:oasis:names:tc:opendocument:xmlns:style:1.0" ns1:family="graphic" ns1:name="rststyle-imageframe" ns1:parent-style-name="Graphics">
      <ns1:graphic-properties xmlns:ns2="urn:oasis:names:tc:opendocument:xmlns:svg-compatible:1.0" ns1:horizontal-pos="center" ns1:horizontal-rel="paragraph" ns1:vertical-pos="top" ns1:vertical-rel="paragraph" ns2:x="0in" ns2:y="0in"/>
    </ns1:style>
    <ns1:outline-style xmlns:ns1="urn:oasis:names:tc:opendocument:xmlns:text:1.0" xmlns:ns2="urn:oasis:names:tc:opendocument:xmlns:style:1.0" ns2:name="Outline">
      <ns1:outline-level-style ns2:num-format="" ns1:level="1">
        <ns2:list-level-properties ns1:min-label-distance="0.15in"/>
      </ns1:outline-level-style>
      <ns1:outline-level-style ns2:num-format="" ns1:level="2">
        <ns2:list-level-properties ns1:min-label-distance="0.15in"/>
      </ns1:outline-level-style>
      <ns1:outline-level-style ns2:num-format="" ns1:level="3">
        <ns2:list-level-properties ns1:min-label-distance="0.15in"/>
      </ns1:outline-level-style>
      <ns1:outline-level-style ns2:num-format="" ns1:level="4">
        <ns2:list-level-properties ns1:min-label-distance="0.15in"/>
      </ns1:outline-level-style>
      <ns1:outline-level-style ns2:num-format="" ns1:level="5">
        <ns2:list-level-properties ns1:min-label-distance="0.15in"/>
      </ns1:outline-level-style>
      <ns1:outline-level-style ns2:num-format="" ns1:level="6">
        <ns2:list-level-properties ns1:min-label-distance="0.15in"/>
      </ns1:outline-level-style>
      <ns1:outline-level-style ns2:num-format="" ns1:level="7">
        <ns2:list-level-properties ns1:min-label-distance="0.15in"/>
      </ns1:outline-level-style>
      <ns1:outline-level-style ns2:num-format="" ns1:level="8">
        <ns2:list-level-properties ns1:min-label-distance="0.15in"/>
      </ns1:outline-level-style>
      <ns1:outline-level-style ns2:num-format="" ns1:level="9">
        <ns2:list-level-properties ns1:min-label-distance="0.15in"/>
      </ns1:outline-level-style>
      <ns1:outline-level-style ns2:num-format="" ns1:level="10">
        <ns2:list-level-properties ns1:min-label-distance="0.15in"/>
      </ns1:outline-level-style>
    </ns1:outline-style>
    <ns1:list-style xmlns:ns1="urn:oasis:names:tc:opendocument:xmlns:text:1.0" xmlns:ns2="urn:oasis:names:tc:opendocument:xmlns:style:1.0" ns2:name="rststyle-enumlist">
      <ns1:list-level-style-number ns2:num-format="1" ns2:num-suffix="." ns1:level="1" ns1:style-name="Numbering_20_Symbols">
        <ns2:list-level-properties ns1:min-label-width="0.25in" ns1:space-before="0.25in"/>
      </ns1:list-level-style-number>
      <ns1:list-level-style-number ns2:num-format="1" ns2:num-suffix="." ns1:level="2" ns1:style-name="Numbering_20_Symbols">
        <ns2:list-level-properties ns1:min-label-width="0.25in" ns1:space-before="0.5in"/>
      </ns1:list-level-style-number>
      <ns1:list-level-style-number ns2:num-format="1" ns2:num-suffix="." ns1:level="3" ns1:style-name="Numbering_20_Symbols">
        <ns2:list-level-properties ns1:min-label-width="0.25in" ns1:space-before="0.75in"/>
      </ns1:list-level-style-number>
      <ns1:list-level-style-number ns2:num-format="1" ns2:num-suffix="." ns1:level="4" ns1:style-name="Numbering_20_Symbols">
        <ns2:list-level-properties ns1:min-label-width="0.25in" ns1:space-before="1in"/>
      </ns1:list-level-style-number>
      <ns1:list-level-style-number ns2:num-format="1" ns2:num-suffix="." ns1:level="5" ns1:style-name="Numbering_20_Symbols">
        <ns2:list-level-properties ns1:min-label-width="0.25in" ns1:space-before="1.25in"/>
      </ns1:list-level-style-number>
      <ns1:list-level-style-number ns2:num-format="1" ns2:num-suffix="." ns1:level="6" ns1:style-name="Numbering_20_Symbols">
        <ns2:list-level-properties ns1:min-label-width="0.25in" ns1:space-before="1.5in"/>
      </ns1:list-level-style-number>
      <ns1:list-level-style-number ns2:num-format="1" ns2:num-suffix="." ns1:level="7" ns1:style-name="Numbering_20_Symbols">
        <ns2:list-level-properties ns1:min-label-width="0.25in" ns1:space-before="1.75in"/>
      </ns1:list-level-style-number>
      <ns1:list-level-style-number ns2:num-format="1" ns2:num-suffix="." ns1:level="8" ns1:style-name="Numbering_20_Symbols">
        <ns2:list-level-properties ns1:min-label-width="0.25in" ns1:space-before="2in"/>
      </ns1:list-level-style-number>
      <ns1:list-level-style-number ns2:num-format="1" ns2:num-suffix="." ns1:level="9" ns1:style-name="Numbering_20_Symbols">
        <ns2:list-level-properties ns1:min-label-width="0.25in" ns1:space-before="2.25in"/>
      </ns1:list-level-style-number>
      <ns1:list-level-style-number ns2:num-format="1" ns2:num-suffix="." ns1:level="10" ns1:style-name="Numbering_20_Symbols">
        <ns2:list-level-properties ns1:min-label-width="0.25in" ns1:space-before="2.5in"/>
      </ns1:list-level-style-number>
    </ns1:list-style>
    <ns1:list-style xmlns:ns1="urn:oasis:names:tc:opendocument:xmlns:text:1.0" xmlns:ns2="urn:oasis:names:tc:opendocument:xmlns:style:1.0" ns2:name="rststyle-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tocenumlist">
      <ns1:list-level-style-number ns2:num-format="1" ns2:num-prefix=" " ns2:num-suffix=" " ns1:level="1" ns1:style-name="Numbering_20_Symbols">
        <ns2:list-level-properties ns1:min-label-width="0.25in" ns1:space-before="0.25in"/>
      </ns1:list-level-style-number>
      <ns1:list-level-style-number ns2:num-format="1" ns2:num-prefix=" " ns2:num-suffix=" " ns1:display-levels="2" ns1:level="2" ns1:style-name="Numbering_20_Symbols">
        <ns2:list-level-properties ns1:min-label-width="0.25in" ns1:space-before="0.5in"/>
      </ns1:list-level-style-number>
      <ns1:list-level-style-number ns2:num-format="1" ns2:num-prefix=" " ns2:num-suffix=" " ns1:display-levels="3" ns1:level="3" ns1:style-name="Numbering_20_Symbols">
        <ns2:list-level-properties ns1:min-label-width="0.25in" ns1:space-before="0.75in"/>
      </ns1:list-level-style-number>
      <ns1:list-level-style-number ns2:num-format="1" ns2:num-prefix=" " ns2:num-suffix=" " ns1:display-levels="4" ns1:level="4" ns1:style-name="Numbering_20_Symbols">
        <ns2:list-level-properties ns1:min-label-width="0.25in" ns1:space-before="1in"/>
      </ns1:list-level-style-number>
      <ns1:list-level-style-number ns2:num-format="1" ns2:num-prefix=" " ns2:num-suffix=" " ns1:display-levels="5" ns1:level="5" ns1:style-name="Numbering_20_Symbols">
        <ns2:list-level-properties ns1:min-label-width="0.25in" ns1:space-before="1.25in"/>
      </ns1:list-level-style-number>
      <ns1:list-level-style-number ns2:num-format="1" ns2:num-prefix=" " ns2:num-suffix=" " ns1:display-levels="6" ns1:level="6" ns1:style-name="Numbering_20_Symbols">
        <ns2:list-level-properties ns1:min-label-width="0.25in" ns1:space-before="1.5in"/>
      </ns1:list-level-style-number>
      <ns1:list-level-style-number ns2:num-format="1" ns2:num-prefix=" " ns2:num-suffix=" " ns1:display-levels="7" ns1:level="7" ns1:style-name="Numbering_20_Symbols">
        <ns2:list-level-properties ns1:min-label-width="0.25in" ns1:space-before="1.75in"/>
      </ns1:list-level-style-number>
      <ns1:list-level-style-number ns2:num-format="1" ns2:num-prefix=" " ns2:num-suffix=" " ns1:display-levels="8" ns1:level="8" ns1:style-name="Numbering_20_Symbols">
        <ns2:list-level-properties ns1:min-label-width="0.25in" ns1:space-before="2in"/>
      </ns1:list-level-style-number>
      <ns1:list-level-style-number ns2:num-format="1" ns2:num-prefix=" " ns2:num-suffix=" " ns1:display-levels="9" ns1:level="9" ns1:style-name="Numbering_20_Symbols">
        <ns2:list-level-properties ns1:min-label-width="0.25in" ns1:space-before="2.25in"/>
      </ns1:list-level-style-number>
      <ns1:list-level-style-number ns2:num-format="1" ns2:num-prefix=" " ns2:num-suffix=" " ns1:display-levels="10" ns1:level="10" ns1:style-name="Numbering_20_Symbols">
        <ns2:list-level-properties ns1:min-label-width="0.25in" ns1:space-before="2.5in"/>
      </ns1:list-level-style-number>
    </ns1:list-style>
    <ns1:list-style xmlns:ns1="urn:oasis:names:tc:opendocument:xmlns:text:1.0" xmlns:ns2="urn:oasis:names:tc:opendocument:xmlns:style:1.0" ns2:name="rststyle-tocbulletlist">
      <ns1:list-level-style-bullet ns2:num-prefix=" " ns2:num-suffix="." ns1:bullet-char="●" ns1:level="1" ns1:style-name="Bullet_20_Symbols">
        <ns2:list-level-properties ns1:min-label-width="0.25in" ns1:space-before="0.25in"/>
        <ns2:text-properties ns2:font-name="StarSymbol"/>
      </ns1:list-level-style-bullet>
      <ns1:list-level-style-bullet ns2:num-prefix=" " ns2:num-suffix="." ns1:bullet-char="●" ns1:level="2" ns1:style-name="Bullet_20_Symbols">
        <ns2:list-level-properties ns1:min-label-width="0.25in" ns1:space-before="0.5in"/>
        <ns2:text-properties ns2:font-name="StarSymbol"/>
      </ns1:list-level-style-bullet>
      <ns1:list-level-style-bullet ns2:num-prefix=" " ns2:num-suffix=")" ns1:bullet-char="●" ns1:level="3" ns1:style-name="Bullet_20_Symbols">
        <ns2:list-level-properties ns1:min-label-width="0.25in" ns1:space-before="0.75in"/>
        <ns2:text-properties ns2:font-name="StarSymbol"/>
      </ns1:list-level-style-bullet>
      <ns1:list-level-style-bullet ns2:num-prefix=" " ns2:num-suffix=" " ns1:bullet-char="●" ns1:level="4" ns1:style-name="Bullet_20_Symbols">
        <ns2:list-level-properties ns1:min-label-width="0.25in" ns1:space-before="1in"/>
        <ns2:text-properties ns2:font-name="StarSymbol"/>
      </ns1:list-level-style-bullet>
      <ns1:list-level-style-bullet ns2:num-prefix=" " ns2:num-suffix=" " ns1:bullet-char="●" ns1:level="5" ns1:style-name="Bullet_20_Symbols">
        <ns2:list-level-properties ns1:min-label-width="0.25in" ns1:space-before="1.25in"/>
        <ns2:text-properties ns2:font-name="StarSymbol"/>
      </ns1:list-level-style-bullet>
      <ns1:list-level-style-bullet ns2:num-prefix=" " ns2:num-suffix=" " ns1:bullet-char="●" ns1:level="6" ns1:style-name="Bullet_20_Symbols">
        <ns2:list-level-properties ns1:min-label-width="0.25in" ns1:space-before="1.5in"/>
        <ns2:text-properties ns2:font-name="StarSymbol"/>
      </ns1:list-level-style-bullet>
      <ns1:list-level-style-bullet ns2:num-prefix=" " ns2:num-suffix=" " ns1:bullet-char="●" ns1:level="7" ns1:style-name="Bullet_20_Symbols">
        <ns2:list-level-properties ns1:min-label-width="0.25in" ns1:space-before="1.75in"/>
        <ns2:text-properties ns2:font-name="StarSymbol"/>
      </ns1:list-level-style-bullet>
      <ns1:list-level-style-bullet ns2:num-prefix=" " ns2:num-suffix=" " ns1:bullet-char="●" ns1:level="8" ns1:style-name="Bullet_20_Symbols">
        <ns2:list-level-properties ns1:min-label-width="0.25in" ns1:space-before="2in"/>
        <ns2:text-properties ns2:font-name="StarSymbol"/>
      </ns1:list-level-style-bullet>
      <ns1:list-level-style-bullet ns2:num-prefix=" " ns2:num-suffix=" " ns1:bullet-char="●" ns1:level="9" ns1:style-name="Bullet_20_Symbols">
        <ns2:list-level-properties ns1:min-label-width="0.25in" ns1:space-before="2.25in"/>
        <ns2:text-properties ns2:font-name="StarSymbol"/>
      </ns1:list-level-style-bullet>
      <ns1:list-level-style-bullet ns2:num-prefix=" " ns2:num-suffix=" "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blockquote-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blockquote-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highlights-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highlights-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pigraph-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epigraph-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numlist-arabic">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numlist-loweralpha">
      <ns1:list-level-style-number ns2:num-format="a" ns2:num-suffix=")" ns1:level="1">
        <ns2:list-level-properties ns1:min-label-width="0.25in" ns1:space-before="0.25in"/>
      </ns1:list-level-style-number>
      <ns1:list-level-style-number ns2:num-format="a" ns2:num-suffix=")" ns1:level="2">
        <ns2:list-level-properties ns1:min-label-width="0.25in" ns1:space-before="0.5in"/>
      </ns1:list-level-style-number>
      <ns1:list-level-style-number ns2:num-format="a" ns2:num-suffix=")" ns1:level="3">
        <ns2:list-level-properties ns1:min-label-width="0.25in" ns1:space-before="0.75in"/>
      </ns1:list-level-style-number>
      <ns1:list-level-style-number ns2:num-format="a" ns2:num-suffix=")" ns1:level="4">
        <ns2:list-level-properties ns1:min-label-width="0.25in" ns1:space-before="1in"/>
      </ns1:list-level-style-number>
      <ns1:list-level-style-number ns2:num-format="a" ns2:num-suffix=")" ns1:level="5">
        <ns2:list-level-properties ns1:min-label-width="0.25in" ns1:space-before="1.25in"/>
      </ns1:list-level-style-number>
      <ns1:list-level-style-number ns2:num-format="a" ns2:num-suffix=")" ns1:level="6">
        <ns2:list-level-properties ns1:min-label-width="0.25in" ns1:space-before="1.5in"/>
      </ns1:list-level-style-number>
      <ns1:list-level-style-number ns2:num-format="a" ns2:num-suffix=")" ns1:level="7">
        <ns2:list-level-properties ns1:min-label-width="0.25in" ns1:space-before="1.75in"/>
      </ns1:list-level-style-number>
      <ns1:list-level-style-number ns2:num-format="a" ns2:num-suffix=")" ns1:level="8">
        <ns2:list-level-properties ns1:min-label-width="0.25in" ns1:space-before="2in"/>
      </ns1:list-level-style-number>
      <ns1:list-level-style-number ns2:num-format="a" ns2:num-suffix=")" ns1:level="9">
        <ns2:list-level-properties ns1:min-label-width="0.25in" ns1:space-before="2.25in"/>
      </ns1:list-level-style-number>
      <ns1:list-level-style-number ns2:num-format="a" ns2:num-suffix=")" ns1:level="10">
        <ns2:list-level-properties ns1:min-label-width="0.25in" ns1:space-before="2.5in"/>
      </ns1:list-level-style-number>
    </ns1:list-style>
    <ns1:list-style xmlns:ns1="urn:oasis:names:tc:opendocument:xmlns:text:1.0" xmlns:ns2="urn:oasis:names:tc:opendocument:xmlns:style:1.0" ns2:name="rststyle-enumlist-lowerroman">
      <ns1:list-level-style-number ns2:num-format="i" ns2:num-suffix="." ns1:level="1">
        <ns2:list-level-properties ns1:min-label-width="0.25in" ns1:space-before="0.25in"/>
      </ns1:list-level-style-number>
      <ns1:list-level-style-number ns2:num-format="i" ns2:num-suffix="." ns1:level="2">
        <ns2:list-level-properties ns1:min-label-width="0.25in" ns1:space-before="0.5in"/>
      </ns1:list-level-style-number>
      <ns1:list-level-style-number ns2:num-format="i" ns2:num-suffix="." ns1:level="3">
        <ns2:list-level-properties ns1:min-label-width="0.25in" ns1:space-before="0.75in"/>
      </ns1:list-level-style-number>
      <ns1:list-level-style-number ns2:num-format="i" ns2:num-suffix="." ns1:level="4">
        <ns2:list-level-properties ns1:min-label-width="0.25in" ns1:space-before="1in"/>
      </ns1:list-level-style-number>
      <ns1:list-level-style-number ns2:num-format="i" ns2:num-suffix="." ns1:level="5">
        <ns2:list-level-properties ns1:min-label-width="0.25in" ns1:space-before="1.25in"/>
      </ns1:list-level-style-number>
      <ns1:list-level-style-number ns2:num-format="i" ns2:num-suffix="." ns1:level="6">
        <ns2:list-level-properties ns1:min-label-width="0.25in" ns1:space-before="1.5in"/>
      </ns1:list-level-style-number>
      <ns1:list-level-style-number ns2:num-format="i" ns2:num-suffix="." ns1:level="7">
        <ns2:list-level-properties ns1:min-label-width="0.25in" ns1:space-before="1.75in"/>
      </ns1:list-level-style-number>
      <ns1:list-level-style-number ns2:num-format="i" ns2:num-suffix="." ns1:level="8">
        <ns2:list-level-properties ns1:min-label-width="0.25in" ns1:space-before="2in"/>
      </ns1:list-level-style-number>
      <ns1:list-level-style-number ns2:num-format="i" ns2:num-suffix="." ns1:level="9">
        <ns2:list-level-properties ns1:min-label-width="0.25in" ns1:space-before="2.25in"/>
      </ns1:list-level-style-number>
      <ns1:list-level-style-number ns2:num-format="i" ns2:num-suffix="." ns1:level="10">
        <ns2:list-level-properties ns1:min-label-width="0.25in" ns1:space-before="2.5in"/>
      </ns1:list-level-style-number>
    </ns1:list-style>
    <ns1:list-style xmlns:ns1="urn:oasis:names:tc:opendocument:xmlns:text:1.0" xmlns:ns2="urn:oasis:names:tc:opendocument:xmlns:style:1.0" ns2:name="rststyle-enumlist-upperalpha">
      <ns1:list-level-style-number ns2:num-format="A" ns2:num-suffix=")" ns1:level="1">
        <ns2:list-level-properties ns1:min-label-width="0.25in" ns1:space-before="0.25in"/>
      </ns1:list-level-style-number>
      <ns1:list-level-style-number ns2:num-format="A" ns2:num-suffix=")" ns1:level="2">
        <ns2:list-level-properties ns1:min-label-width="0.25in" ns1:space-before="0.5in"/>
      </ns1:list-level-style-number>
      <ns1:list-level-style-number ns2:num-format="A" ns2:num-suffix=")" ns1:level="3">
        <ns2:list-level-properties ns1:min-label-width="0.25in" ns1:space-before="0.75in"/>
      </ns1:list-level-style-number>
      <ns1:list-level-style-number ns2:num-format="A" ns2:num-suffix=")" ns1:level="4">
        <ns2:list-level-properties ns1:min-label-width="0.25in" ns1:space-before="1in"/>
      </ns1:list-level-style-number>
      <ns1:list-level-style-number ns2:num-format="A" ns2:num-suffix=")" ns1:level="5">
        <ns2:list-level-properties ns1:min-label-width="0.25in" ns1:space-before="1.25in"/>
      </ns1:list-level-style-number>
      <ns1:list-level-style-number ns2:num-format="A" ns2:num-suffix=")" ns1:level="6">
        <ns2:list-level-properties ns1:min-label-width="0.25in" ns1:space-before="1.5in"/>
      </ns1:list-level-style-number>
      <ns1:list-level-style-number ns2:num-format="A" ns2:num-suffix=")" ns1:level="7">
        <ns2:list-level-properties ns1:min-label-width="0.25in" ns1:space-before="1.75in"/>
      </ns1:list-level-style-number>
      <ns1:list-level-style-number ns2:num-format="A" ns2:num-suffix=")" ns1:level="8">
        <ns2:list-level-properties ns1:min-label-width="0.25in" ns1:space-before="2in"/>
      </ns1:list-level-style-number>
      <ns1:list-level-style-number ns2:num-format="A" ns2:num-suffix=")" ns1:level="9">
        <ns2:list-level-properties ns1:min-label-width="0.25in" ns1:space-before="2.25in"/>
      </ns1:list-level-style-number>
      <ns1:list-level-style-number ns2:num-format="A" ns2:num-suffix=")" ns1:level="10">
        <ns2:list-level-properties ns1:min-label-width="0.25in" ns1:space-before="2.5in"/>
      </ns1:list-level-style-number>
    </ns1:list-style>
    <ns1:list-style xmlns:ns1="urn:oasis:names:tc:opendocument:xmlns:text:1.0" xmlns:ns2="urn:oasis:names:tc:opendocument:xmlns:style:1.0" ns2:name="rststyle-enumlist-upperroman">
      <ns1:list-level-style-number ns2:num-format="I" ns2:num-suffix="." ns1:level="1">
        <ns2:list-level-properties ns1:min-label-width="0.25in" ns1:space-before="0.25in"/>
      </ns1:list-level-style-number>
      <ns1:list-level-style-number ns2:num-format="I" ns2:num-suffix="." ns1:level="2">
        <ns2:list-level-properties ns1:min-label-width="0.25in" ns1:space-before="0.5in"/>
      </ns1:list-level-style-number>
      <ns1:list-level-style-number ns2:num-format="I" ns2:num-suffix="." ns1:level="3">
        <ns2:list-level-properties ns1:min-label-width="0.25in" ns1:space-before="0.75in"/>
      </ns1:list-level-style-number>
      <ns1:list-level-style-number ns2:num-format="I" ns2:num-suffix="." ns1:level="4">
        <ns2:list-level-properties ns1:min-label-width="0.25in" ns1:space-before="1in"/>
      </ns1:list-level-style-number>
      <ns1:list-level-style-number ns2:num-format="I" ns2:num-suffix="." ns1:level="5">
        <ns2:list-level-properties ns1:min-label-width="0.25in" ns1:space-before="1.25in"/>
      </ns1:list-level-style-number>
      <ns1:list-level-style-number ns2:num-format="I" ns2:num-suffix="." ns1:level="6">
        <ns2:list-level-properties ns1:min-label-width="0.25in" ns1:space-before="1.5in"/>
      </ns1:list-level-style-number>
      <ns1:list-level-style-number ns2:num-format="I" ns2:num-suffix="." ns1:level="7">
        <ns2:list-level-properties ns1:min-label-width="0.25in" ns1:space-before="1.75in"/>
      </ns1:list-level-style-number>
      <ns1:list-level-style-number ns2:num-format="I" ns2:num-suffix="." ns1:level="8">
        <ns2:list-level-properties ns1:min-label-width="0.25in" ns1:space-before="2in"/>
      </ns1:list-level-style-number>
      <ns1:list-level-style-number ns2:num-format="I" ns2:num-suffix="." ns1:level="9">
        <ns2:list-level-properties ns1:min-label-width="0.25in" ns1:space-before="2.25in"/>
      </ns1:list-level-style-number>
      <ns1:list-level-style-number ns2:num-format="I" ns2:num-suffix="." ns1:level="10">
        <ns2:list-level-properties ns1:min-label-width="0.25in" ns1:space-before="2.5in"/>
      </ns1:list-level-style-number>
    </ns1:list-style>
    <ns1:notes-configuration xmlns:ns1="urn:oasis:names:tc:opendocument:xmlns:text:1.0" xmlns:ns2="urn:oasis:names:tc:opendocument:xmlns:style:1.0" ns2:num-format="1" ns1:footnotes-position="page" ns1:note-class="footnote" ns1:start-numbering-at="document" ns1:start-value="0"/>
    <ns1:notes-configuration xmlns:ns1="urn:oasis:names:tc:opendocument:xmlns:text:1.0" xmlns:ns2="urn:oasis:names:tc:opendocument:xmlns:style:1.0" ns2:num-format="i" ns1:note-class="endnote" ns1:start-value="0"/>
    <ns1:linenumbering-configuration xmlns:ns1="urn:oasis:names:tc:opendocument:xmlns:text:1.0" xmlns:ns2="urn:oasis:names:tc:opendocument:xmlns:style:1.0" ns2:num-format="1" ns1:increment="5" ns1:number-lines="false" ns1:number-position="left" ns1:offset="0.1965in"/>
  </ns0:styles>
  <ns0:automatic-styles>
    <ns1:page-layout xmlns:ns1="urn:oasis:names:tc:opendocument:xmlns:style:1.0" ns1:name="Mpm1">
      <ns1:page-layout-properties xmlns:ns2="urn:oasis:names:tc:opendocument:xmlns:xsl-fo-compatible:1.0" ns1:footnote-max-height="0in" ns1:num-format="1" ns1:print-orientation="portrait" ns1:writing-mode="lr-tb" ns2:margin-bottom="1in" ns2:margin-left="1.25in" ns2:margin-right="1.25in" ns2:margin-top="1in" ns2:page-height="11in" ns2:page-width="8.5in">
        <ns1:footnote-sep ns1:adjustment="left" ns1:color="#000000" ns1:distance-after-sep="0.0398in" ns1:distance-before-sep="0.0398in" ns1:rel-width="25%" ns1:width="0.0071in"/>
      </ns1:page-layout-properties>
      <ns1:header-style/>
      <ns1:footer-style/>
    </ns1:page-layout>
  </ns0:automatic-styles>
  <ns0:master-styles>
    <ns1:master-page xmlns:ns1="urn:oasis:names:tc:opendocument:xmlns:style:1.0" ns1:name="Standard" ns1:page-layout-name="Mpm1"/>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office:meta>
    <meta:generator>Docutils/rst2odf.py/1.0a</meta:generator>
    <meta:initial-creator>agapow</meta:initial-creator>
    <meta:creation-date>2011-11-03T06:02:33</meta:creation-date>
    <dc:creator>agapow</dc:creator>
    <dc:date>2011-11-03T06:02:33</dc:date>
    <dc:language>en-US</dc:language>
    <meta:editing-cycles>1</meta:editing-cycles>
    <meta:editing-duration>PT00M01S</meta:editing-duration>
    <dc:title>SAIRD Manual and How-To</dc:title>
  </office:meta>
</office:document-meta>
</file>